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07cm" fo:margin-left="-0.014cm" fo:margin-top="0cm" fo:margin-bottom="0cm" table:align="left" style:writing-mode="lr-tb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348cm"/>
    </style:style>
    <style:style style:name="Tabla1.C" style:family="table-column">
      <style:table-column-properties style:column-width="8.09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616cm" fo:keep-together="auto"/>
    </style:style>
    <style:style style:name="Tabla2" style:family="table">
      <style:table-properties style:width="15.993cm" fo:margin-left="0cm" fo:margin-top="0cm" fo:margin-bottom="0cm" table:align="left" style:writing-mode="lr-tb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1.221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5.993cm" fo:margin-left="0cm" fo:margin-top="0cm" fo:margin-bottom="0cm" table:align="left" style:writing-mode="lr-tb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5.993cm" fo:margin-left="0cm" fo:margin-top="0cm" fo:margin-bottom="0cm" table:align="left" style:writing-mode="lr-tb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4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15.993cm" fo:margin-left="0cm" fo:margin-top="0cm" fo:margin-bottom="0cm" table:align="left" style:writing-mode="lr-tb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993cm" fo:margin-left="0cm" fo:margin-top="0cm" fo:margin-bottom="0cm" table:align="left" style:writing-mode="lr-tb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.9" style:family="table-row">
      <style:table-row-properties style:min-row-height="5.904cm" fo:keep-together="auto"/>
    </style:style>
    <style:style style:name="Tabla5.19" style:family="table-row">
      <style:table-row-properties style:min-row-height="1.824cm" fo:keep-together="auto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9" style:family="table">
      <style:table-properties style:width="15.993cm" fo:margin-left="0cm" fo:margin-top="0cm" fo:margin-bottom="0cm" table:align="left" style:writing-mode="lr-tb"/>
    </style:style>
    <style:style style:name="Tabla9.A" style:family="table-column">
      <style:table-column-properties style:column-width="4.022cm"/>
    </style:style>
    <style:style style:name="Tabla9.B" style:family="table-column">
      <style:table-column-properties style:column-width="1.221cm"/>
    </style:style>
    <style:style style:name="Tabla9.C" style:family="table-column">
      <style:table-column-properties style:column-width="7.502cm"/>
    </style:style>
    <style:style style:name="Tabla9.D" style:family="table-column">
      <style:table-column-properties style:column-width="3.249cm"/>
    </style:style>
    <style:style style:name="Tabla9.1" style:family="table-row">
      <style:table-row-properties style:min-row-height="0.529cm" fo:keep-together="auto"/>
    </style:style>
    <style:style style:name="Tabla9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9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9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9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9.18" style:family="table-row">
      <style:table-row-properties style:min-row-height="2.794cm" fo:keep-together="auto"/>
    </style:style>
    <style:style style:name="Tabla7" style:family="table">
      <style:table-properties style:width="15.993cm" fo:margin-left="0cm" fo:margin-top="0cm" fo:margin-bottom="0cm" table:align="left" style:writing-mode="lr-tb"/>
    </style:style>
    <style:style style:name="Tabla7.A" style:family="table-column">
      <style:table-column-properties style:column-width="4.022cm"/>
    </style:style>
    <style:style style:name="Tabla7.B" style:family="table-column">
      <style:table-column-properties style:column-width="1.221cm"/>
    </style:style>
    <style:style style:name="Tabla7.C" style:family="table-column">
      <style:table-column-properties style:column-width="7.502cm"/>
    </style:style>
    <style:style style:name="Tabla7.D" style:family="table-column">
      <style:table-column-properties style:column-width="3.249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7.16" style:family="table-row">
      <style:table-row-properties style:min-row-height="2.794cm" fo:keep-together="auto"/>
    </style:style>
    <style:style style:name="P1" style:family="paragraph" style:parent-style-name="Header">
      <style:text-properties style:language-asian="es" style:country-asian="A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1f7915"/>
    </style:style>
    <style:style style:name="P4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2b5138"/>
    </style:style>
    <style:style style:name="P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4a78d0"/>
    </style:style>
    <style:style style:name="P6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bb238e"/>
    </style:style>
    <style:style style:name="P7" style:family="paragraph" style:parent-style-name="Standard">
      <style:text-properties officeooo:paragraph-rsid="001f7915"/>
    </style:style>
    <style:style style:name="P8" style:family="paragraph" style:parent-style-name="Standard">
      <style:text-properties officeooo:paragraph-rsid="002b5138"/>
    </style:style>
    <style:style style:name="P9" style:family="paragraph" style:parent-style-name="Standard">
      <style:text-properties officeooo:paragraph-rsid="004a78d0"/>
    </style:style>
    <style:style style:name="P10" style:family="paragraph" style:parent-style-name="Standard">
      <style:text-properties officeooo:paragraph-rsid="00bb238e"/>
    </style:style>
    <style:style style:name="P11" style:family="paragraph" style:parent-style-name="Standard">
      <style:text-properties officeooo:paragraph-rsid="00c4adaf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38a25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38a2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156f38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f7915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2b5138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1475f0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4a78d0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64bc0f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67b9cb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6bb657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6cc39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71a235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75b467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8abe6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4d217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4efd20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a17d7e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a439ce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a59299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b3f076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bb238e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86884c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c4adaf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c967ba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language-asian="es" style:country-asian="AR" style:font-name-complex="Calibri1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8a894c" style:font-name-asian="Times New Roman" style:language-asian="es" style:country-asian="AR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082" officeooo:paragraph-rsid="00147082" style:font-name-asian="Times New Roman" style:language-asian="es" style:country-asian="AR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475f0" style:font-name-asian="Times New Roman" style:language-asian="es" style:country-asian="AR" style:font-name-complex="Calibri1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f7915" style:font-name-asian="Times New Roman" style:language-asian="es" style:country-asian="AR" style:font-name-complex="Calibri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156f38" style:font-name-asian="Times New Roman" style:language-asian="es" style:country-asian="AR" style:font-name-complex="Calibri1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4a78d0" style:font-name-asian="Times New Roman" style:language-asian="es" style:country-asian="AR" style:font-name-complex="Calibri1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c39a9" officeooo:paragraph-rsid="005c39a9" style:font-name-asian="Times New Roman" style:language-asian="es" style:country-asian="AR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61cb62" style:font-name-asian="Times New Roman" style:language-asian="es" style:country-asian="AR" style:font-name-complex="Calibri1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656917" style:font-name-asian="Times New Roman" style:language-asian="es" style:country-asian="AR" style:font-name-complex="Calibri1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737c1e" style:font-name-asian="Times New Roman" style:language-asian="es" style:country-asian="AR" style:font-name-complex="Calibri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bb238e" style:font-name-asian="Times New Roman" style:language-asian="es" style:country-asian="AR" style:font-name-complex="Calibri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c4adaf" style:font-name-asian="Times New Roman" style:language-asian="es" style:country-asian="AR" style:font-name-complex="Calibri1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733de" officeooo:paragraph-rsid="008733de" style:font-name-asian="Times New Roman" style:language-asian="es" style:country-asian="AR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be61" officeooo:paragraph-rsid="008abe61" style:font-name-asian="Times New Roman" style:language-asian="es" style:country-asian="AR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9d5bdb" officeooo:paragraph-rsid="009d5bdb" style:font-name-asian="Times New Roman" style:language-asian="es" style:country-asian="AR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17d7e" officeooo:paragraph-rsid="00a17d7e" style:font-name-asian="Times New Roman" style:language-asian="es" style:country-asian="AR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337ad" officeooo:paragraph-rsid="00a337ad" style:font-name-asian="Times New Roman" style:language-asian="es" style:country-asian="AR" style:font-name-complex="Calibri1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c5b2f" style:font-name-asian="Times New Roman" style:language-asian="es" style:country-asian="AR" style:font-name-complex="Calibri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bb238e" style:font-name-asian="Times New Roman" style:language-asian="es" style:country-asian="AR" style:font-name-complex="Calibri1"/>
    </style:style>
    <style:style style:name="P7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style:font-name-asian="Times New Roman" style:language-asian="es" style:country-asian="AR" style:font-name-complex="Calibri1"/>
    </style:style>
    <style:style style:name="P7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138a25" style:font-name-asian="Times New Roman" style:language-asian="es" style:country-asian="AR" style:font-name-complex="Calibri1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74dc11" style:font-name-asian="Times New Roman" style:language-asian="es" style:country-asian="AR" style:font-name-complex="Calibri1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bb238e" style:font-name-asian="Times New Roman" style:language-asian="es" style:country-asian="AR" style:font-name-complex="Calibri1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c4adaf" style:font-name-asian="Times New Roman" style:language-asian="es" style:country-asian="AR" style:font-name-complex="Calibri1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eb5e" officeooo:paragraph-rsid="00bb238e" style:font-name-asian="Times New Roman" style:language-asian="es" style:country-asian="AR" style:font-name-complex="Calibri1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a52ac" officeooo:paragraph-rsid="00156f38" style:font-name-asian="Times New Roman" style:language-asian="es" style:country-asian="AR" style:font-name-complex="Calibri1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91e88" officeooo:paragraph-rsid="00891e88" style:font-name-asian="Times New Roman" style:language-asian="es" style:country-asian="AR" style:font-name-complex="Calibri1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6091" officeooo:paragraph-rsid="004d2171" style:font-name-asian="Times New Roman" style:language-asian="es" style:country-asian="AR" style:font-name-complex="Calibri1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c3ef9" officeooo:paragraph-rsid="008c3ef9" style:font-name-asian="Times New Roman" style:language-asian="es" style:country-asian="AR" style:font-name-complex="Calibri1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e9366" officeooo:paragraph-rsid="008e9366" style:font-name-asian="Times New Roman" style:language-asian="es" style:country-asian="AR" style:font-name-complex="Calibri1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2fd1c" officeooo:paragraph-rsid="00c2fd1c" style:font-name-asian="Times New Roman" style:language-asian="es" style:country-asian="AR" style:font-name-complex="Calibri1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4adaf" officeooo:paragraph-rsid="00c4adaf" style:font-name-asian="Times New Roman" style:language-asian="es" style:country-asian="AR" style:font-name-complex="Calibri1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86ea6" officeooo:paragraph-rsid="00c86ea6" style:font-name-asian="Times New Roman" style:language-asian="es" style:country-asian="AR" style:font-name-complex="Calibri1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967ba" officeooo:paragraph-rsid="00c967ba" style:font-name-asian="Times New Roman" style:language-asian="es" style:country-asian="AR" style:font-name-complex="Calibri1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officeooo:rsid="00138a25" officeooo:paragraph-rsid="005c39a9" style:font-name-asian="Times New Roman" style:language-asian="es" style:country-asian="AR" style:font-weight-asian="bold" style:font-name-complex="Calibri1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officeooo:rsid="001475f0" officeooo:paragraph-rsid="001475f0" style:font-name-asian="Times New Roman" style:font-size-asian="11pt" style:language-asian="es" style:country-asian="AR" style:font-name-complex="Calibri1" style:font-size-complex="11pt"/>
    </style:style>
    <style:style style:name="P8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138a25" officeooo:paragraph-rsid="00138a25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officeooo:rsid="00147082" officeooo:paragraph-rsid="00147082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officeooo:rsid="00156f38" officeooo:paragraph-rsid="00156f38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font-weight="normal" officeooo:rsid="00147082" officeooo:paragraph-rsid="00147082" style:font-weight-asian="normal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officeooo:rsid="0023addd" officeooo:paragraph-rsid="002b5138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officeooo:rsid="002b5138" officeooo:paragraph-rsid="002b5138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67b9cb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officeooo:rsid="0028d40d" officeooo:paragraph-rsid="006cc391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officeooo:rsid="0041485e" officeooo:paragraph-rsid="0071a235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font-weight="bold" officeooo:paragraph-rsid="00156f38" style:font-weight-asian="bold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officeooo:rsid="008733de" officeooo:paragraph-rsid="008733de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officeooo:rsid="008c3ef9" officeooo:paragraph-rsid="008c3ef9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officeooo:rsid="009d5bdb" officeooo:paragraph-rsid="009d5bdb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officeooo:rsid="008beb5e" officeooo:paragraph-rsid="00bb238e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officeooo:rsid="00c2fd1c" officeooo:paragraph-rsid="00c2fd1c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officeooo:rsid="00c4adaf" officeooo:paragraph-rsid="00c4adaf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officeooo:rsid="00c67320" officeooo:paragraph-rsid="00c67320"/>
    </style:style>
    <style:style style:name="P106" style:family="paragraph" style:parent-style-name="List_20_Paragraph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07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08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09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1f7915"/>
    </style:style>
    <style:style style:name="P110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2b5138"/>
    </style:style>
    <style:style style:name="P111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4a78d0"/>
    </style:style>
    <style:style style:name="P112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bb238e"/>
    </style:style>
    <style:style style:name="P113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7922c2" style:font-size-asian="11pt" style:font-size-complex="11pt"/>
    </style:style>
    <style:style style:name="P114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83df3e" style:font-size-asian="11pt" style:font-size-complex="11pt"/>
    </style:style>
    <style:style style:name="P115" style:family="paragraph" style:parent-style-name="List_20_Paragraph">
      <style:paragraph-properties fo:margin-left="0cm" fo:margin-right="0cm" fo:text-indent="0cm" style:auto-text-indent="false"/>
      <style:text-properties fo:font-size="11pt" officeooo:rsid="0083df3e" officeooo:paragraph-rsid="0083df3e" style:font-size-asian="11pt" style:font-size-complex="11pt"/>
    </style:style>
    <style:style style:name="P11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a9067" officeooo:paragraph-rsid="009a9067" style:font-name-asian="Times New Roman" style:font-size-asian="11pt" style:language-asian="es" style:country-asian="AR" style:font-name-complex="Calibri1" style:font-size-complex="11pt"/>
    </style:style>
    <style:style style:name="P11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c828e" officeooo:paragraph-rsid="009c828e" style:font-name-asian="Times New Roman" style:font-size-asian="11pt" style:language-asian="es" style:country-asian="AR" style:font-name-complex="Calibri1" style:font-size-complex="11pt"/>
    </style:style>
    <style:style style:name="P11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c828e" officeooo:paragraph-rsid="009c828e"/>
    </style:style>
    <style:style style:name="P119" style:family="paragraph" style:parent-style-name="Table_20_Contents">
      <style:text-properties officeooo:rsid="008c3ef9" officeooo:paragraph-rsid="008c3ef9"/>
    </style:style>
    <style:style style:name="P120" style:family="paragraph" style:parent-style-name="Heading_20_1" style:master-page-name="Standard">
      <style:paragraph-properties style:page-number="auto"/>
      <style:text-properties style:use-window-font-color="true" style:text-underline-style="solid" style:text-underline-width="auto" style:text-underline-color="font-color"/>
    </style:style>
    <style:style style:name="P121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c4adaf"/>
    </style:style>
    <style:style style:name="P122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cab1f9"/>
    </style:style>
    <style:style style:name="P123" style:family="paragraph" style:parent-style-name="List_20_Paragraph" style:list-style-name="L3">
      <style:text-properties fo:font-size="11pt" officeooo:rsid="00039fe8" officeooo:paragraph-rsid="007922c2" style:font-size-asian="11pt" style:font-size-complex="11pt"/>
    </style:style>
    <style:style style:name="P124" style:family="paragraph" style:parent-style-name="List_20_Paragraph" style:list-style-name="L5">
      <style:text-properties fo:font-size="11pt" officeooo:rsid="00039fe8" officeooo:paragraph-rsid="00c2fd1c" style:font-size-asian="11pt" style:font-size-complex="11pt"/>
    </style:style>
    <style:style style:name="P125" style:family="paragraph" style:parent-style-name="List_20_Paragraph" style:list-style-name="L3">
      <style:text-properties fo:font-size="11pt" officeooo:rsid="007922c2" officeooo:paragraph-rsid="007bafc5" style:font-size-asian="11pt" style:font-size-complex="11pt"/>
    </style:style>
    <style:style style:name="P126" style:family="paragraph" style:parent-style-name="List_20_Paragraph" style:list-style-name="L5">
      <style:text-properties fo:font-size="11pt" officeooo:rsid="007922c2" officeooo:paragraph-rsid="00c2fd1c" style:font-size-asian="11pt" style:font-size-complex="11pt"/>
    </style:style>
    <style:style style:name="P127" style:family="paragraph" style:parent-style-name="List_20_Paragraph" style:list-style-name="L3">
      <style:text-properties fo:font-size="11pt" officeooo:paragraph-rsid="007922c2" style:font-size-asian="11pt" style:font-size-complex="11pt"/>
    </style:style>
    <style:style style:name="P128" style:family="paragraph" style:parent-style-name="List_20_Paragraph" style:list-style-name="L4">
      <style:text-properties fo:font-size="11pt" officeooo:rsid="0083df3e" officeooo:paragraph-rsid="0083df3e" style:font-size-asian="11pt" style:font-size-complex="11pt"/>
    </style:style>
    <style:style style:name="P129" style:family="paragraph" style:parent-style-name="List_20_Paragraph" style:list-style-name="L5">
      <style:text-properties fo:font-size="11pt" officeooo:paragraph-rsid="00c2fd1c" style:font-size-asian="11pt" style:font-size-complex="11pt"/>
    </style:style>
    <style:style style:name="P130" style:family="paragraph" style:parent-style-name="List_20_Paragraph" style:list-style-name="L5">
      <style:text-properties fo:font-size="11pt" officeooo:rsid="00c2fd1c" officeooo:paragraph-rsid="00c2fd1c" style:font-size-asian="11pt" style:font-size-complex="11pt"/>
    </style:style>
    <style:style style:name="P131" style:family="paragraph" style:parent-style-name="List_20_Paragraph" style:list-style-name="L5">
      <style:paragraph-properties fo:margin-left="0cm" fo:margin-right="0cm" fo:text-indent="0cm" style:auto-text-indent="false"/>
      <style:text-properties fo:font-size="11pt" officeooo:rsid="00c2fd1c" officeooo:paragraph-rsid="00c2fd1c" style:font-size-asian="11pt" style:font-size-complex="11pt"/>
    </style:style>
    <style:style style:name="P132" style:family="paragraph" style:parent-style-name="List_20_Paragraph" style:list-style-name="L4">
      <style:paragraph-properties fo:margin-top="0cm" fo:margin-bottom="0cm" loext:contextual-spacing="false" fo:line-height="100%"/>
      <style:text-properties officeooo:rsid="00ba52c6" officeooo:paragraph-rsid="00ba52c6"/>
    </style:style>
    <style:style style:name="P133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ba52c6"/>
    </style:style>
    <style:style style:name="P134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92acf0"/>
    </style:style>
    <style:style style:name="P135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2e8d" officeooo:paragraph-rsid="00922e8d" style:font-name-asian="Times New Roman" style:font-size-asian="11pt" style:language-asian="es" style:country-asian="AR" style:font-name-complex="Calibri1" style:font-size-complex="11pt"/>
    </style:style>
    <style:style style:name="P136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37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c86ea6" officeooo:paragraph-rsid="00c86ea6" style:font-name-asian="Times New Roman" style:font-size-asian="11pt" style:language-asian="es" style:country-asian="AR" style:font-name-complex="Calibri1" style:font-size-complex="11pt"/>
    </style:style>
    <style:style style:name="P13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c4adaf" style:font-name-asian="Times New Roman" style:language-asian="es" style:country-asian="AR" style:font-name-complex="Calibri1"/>
    </style:style>
    <style:style style:name="P139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Calibri" officeooo:rsid="002eac85" officeooo:paragraph-rsid="005e1aa1" style:font-name-asian="Times New Roman" style:language-asian="es" style:country-asian="AR" style:font-name-complex="Calibri1"/>
    </style:style>
    <style:style style:name="P140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="Calibri" officeooo:rsid="002eac85" officeooo:paragraph-rsid="002eac85" style:font-name-asian="Times New Roman" style:language-asian="es" style:country-asian="AR" style:font-name-complex="Calibri1"/>
    </style:style>
    <style:style style:name="P141" style:family="paragraph" style:parent-style-name="Standard" style:list-style-name="L8">
      <style:paragraph-properties fo:margin-top="0cm" fo:margin-bottom="0cm" loext:contextual-spacing="false" fo:line-height="100%"/>
      <style:text-properties fo:color="#000000" style:font-name="Calibri" officeooo:rsid="002eac85" officeooo:paragraph-rsid="00bb238e" style:font-name-asian="Times New Roman" style:language-asian="es" style:country-asian="AR" style:font-name-complex="Calibri1"/>
    </style:style>
    <style:style style:name="P142" style:family="paragraph" style:parent-style-name="Standard" style:list-style-name="L9">
      <style:paragraph-properties fo:margin-top="0cm" fo:margin-bottom="0cm" loext:contextual-spacing="false" fo:line-height="100%"/>
      <style:text-properties fo:color="#000000" style:font-name="Calibri" officeooo:rsid="002eac85" officeooo:paragraph-rsid="004a78d0" style:font-name-asian="Times New Roman" style:language-asian="es" style:country-asian="AR" style:font-name-complex="Calibri1"/>
    </style:style>
    <style:style style:name="P143" style:family="paragraph" style:parent-style-name="Standard" style:list-style-name="L12">
      <style:paragraph-properties fo:margin-top="0cm" fo:margin-bottom="0cm" loext:contextual-spacing="false" fo:line-height="100%"/>
      <style:text-properties fo:color="#000000" style:font-name="Calibri" officeooo:rsid="002eac85" officeooo:paragraph-rsid="00c4adaf" style:font-name-asian="Times New Roman" style:language-asian="es" style:country-asian="AR" style:font-name-complex="Calibri1"/>
    </style:style>
    <style:style style:name="P144" style:family="paragraph" style:parent-style-name="Standard" style:list-style-name="L14">
      <style:paragraph-properties fo:margin-top="0cm" fo:margin-bottom="0cm" loext:contextual-spacing="false" fo:line-height="100%"/>
      <style:text-properties fo:color="#000000" style:font-name="Calibri" officeooo:rsid="002eac85" officeooo:paragraph-rsid="00cab1f9" style:font-name-asian="Times New Roman" style:language-asian="es" style:country-asian="AR" style:font-name-complex="Calibri1"/>
    </style:style>
    <style:style style:name="P1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14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1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14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cab1f9" style:font-name-asian="Times New Roman" style:language-asian="es" style:country-asian="AR" style:font-name-complex="Calibri1"/>
    </style:style>
    <style:style style:name="P14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967ba" officeooo:paragraph-rsid="00cab1f9" style:font-name-asian="Times New Roman" style:language-asian="es" style:country-asian="AR" style:font-name-complex="Calibri1"/>
    </style:style>
    <style:style style:name="P15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86ea6" officeooo:paragraph-rsid="00cab1f9" style:font-name-asian="Times New Roman" style:language-asian="es" style:country-asian="AR" style:font-name-complex="Calibri1"/>
    </style:style>
    <style:style style:name="P15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ab1f9" officeooo:paragraph-rsid="00cab1f9" style:font-name-asian="Times New Roman" style:language-asian="es" style:country-asian="AR" style:font-name-complex="Calibri1"/>
    </style:style>
    <style:style style:name="P15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c6320" officeooo:paragraph-rsid="00cc6320" style:font-name-asian="Times New Roman" style:language-asian="es" style:country-asian="AR" style:font-name-complex="Calibri1"/>
    </style:style>
    <style:style style:name="P153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660ce9"/>
    </style:style>
    <style:style style:name="P154" style:family="paragraph" style:parent-style-name="Standard" style:list-style-name="L7">
      <style:paragraph-properties fo:margin-top="0cm" fo:margin-bottom="0cm" loext:contextual-spacing="false" fo:line-height="100%"/>
      <style:text-properties officeooo:paragraph-rsid="00bb238e"/>
    </style:style>
    <style:style style:name="P155" style:family="paragraph" style:parent-style-name="Standard" style:list-style-name="L9">
      <style:paragraph-properties fo:margin-top="0cm" fo:margin-bottom="0cm" loext:contextual-spacing="false" fo:line-height="100%"/>
      <style:text-properties officeooo:paragraph-rsid="00b953bc"/>
    </style:style>
    <style:style style:name="P156" style:family="paragraph" style:parent-style-name="Standard">
      <style:paragraph-properties fo:margin-top="0cm" fo:margin-bottom="0cm" loext:contextual-spacing="false" fo:line-height="100%"/>
      <style:text-properties officeooo:paragraph-rsid="00156f38"/>
    </style:style>
    <style:style style:name="P15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5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38a25"/>
    </style:style>
    <style:style style:name="P159" style:family="paragraph" style:parent-style-name="Standard">
      <style:paragraph-properties fo:margin-top="0cm" fo:margin-bottom="0cm" loext:contextual-spacing="false" fo:line-height="100%"/>
      <style:text-properties officeooo:paragraph-rsid="00c4adaf"/>
    </style:style>
    <style:style style:name="P160" style:family="paragraph" style:parent-style-name="Standard">
      <style:paragraph-properties fo:margin-top="0cm" fo:margin-bottom="0cm" loext:contextual-spacing="false" fo:line-height="100%"/>
      <style:text-properties officeooo:paragraph-rsid="005a52ac"/>
    </style:style>
    <style:style style:name="P161" style:family="paragraph" style:parent-style-name="Standard">
      <style:paragraph-properties fo:margin-top="0cm" fo:margin-bottom="0cm" loext:contextual-spacing="false" fo:line-height="100%"/>
      <style:text-properties officeooo:paragraph-rsid="00cab1f9"/>
    </style:style>
    <style:style style:name="P162" style:family="paragraph" style:parent-style-name="Standard">
      <style:paragraph-properties fo:margin-top="0cm" fo:margin-bottom="0cm" loext:contextual-spacing="false" fo:line-height="100%"/>
      <style:text-properties officeooo:paragraph-rsid="00cc6320"/>
    </style:style>
    <style:style style:name="P163" style:family="paragraph" style:parent-style-name="Standard" style:list-style-name="L7">
      <style:paragraph-properties fo:margin-top="0cm" fo:margin-bottom="0cm" loext:contextual-spacing="false" fo:line-height="100%"/>
      <style:text-properties officeooo:rsid="00882c25" officeooo:paragraph-rsid="00bb238e"/>
    </style:style>
    <style:style style:name="P164" style:family="paragraph" style:parent-style-name="Standard" style:list-style-name="L7">
      <style:paragraph-properties fo:margin-top="0cm" fo:margin-bottom="0cm" loext:contextual-spacing="false" fo:line-height="100%"/>
      <style:text-properties officeooo:rsid="008a4ed3" officeooo:paragraph-rsid="00bb238e"/>
    </style:style>
    <style:style style:name="P165" style:family="paragraph" style:parent-style-name="Standard" style:list-style-name="L10">
      <style:paragraph-properties fo:margin-top="0cm" fo:margin-bottom="0cm" loext:contextual-spacing="false" fo:line-height="100%"/>
      <style:text-properties officeooo:rsid="00c4adaf" officeooo:paragraph-rsid="00c4adaf"/>
    </style:style>
    <style:style style:name="P166" style:family="paragraph" style:parent-style-name="Standard" style:list-style-name="L10">
      <style:paragraph-properties fo:margin-top="0cm" fo:margin-bottom="0cm" loext:contextual-spacing="false" fo:line-height="100%"/>
      <style:text-properties officeooo:rsid="00c967ba" officeooo:paragraph-rsid="00c967ba"/>
    </style:style>
    <style:style style:name="P167" style:family="paragraph" style:parent-style-name="Standard" style:list-style-name="L11">
      <style:paragraph-properties fo:margin-top="0cm" fo:margin-bottom="0cm" loext:contextual-spacing="false" fo:line-height="100%"/>
      <style:text-properties officeooo:rsid="00c67320" officeooo:paragraph-rsid="00c67320"/>
    </style:style>
    <style:style style:name="P168" style:family="paragraph" style:parent-style-name="Standard" style:list-style-name="L13">
      <style:paragraph-properties fo:margin-top="0cm" fo:margin-bottom="0cm" loext:contextual-spacing="false" fo:line-height="100%"/>
      <style:text-properties officeooo:rsid="00c67320" officeooo:paragraph-rsid="00cab1f9"/>
    </style:style>
    <style:style style:name="P169" style:family="paragraph" style:parent-style-name="Standard">
      <style:paragraph-properties fo:margin-top="0cm" fo:margin-bottom="0cm" loext:contextual-spacing="false" fo:line-height="100%"/>
      <style:text-properties officeooo:rsid="00c67320" officeooo:paragraph-rsid="00cab1f9"/>
    </style:style>
    <style:style style:name="P17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411161" officeooo:paragraph-rsid="00411161"/>
    </style:style>
    <style:style style:name="P17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normal" style:font-weight-asian="normal" style:font-weight-complex="normal"/>
    </style:style>
    <style:style style:name="P17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2b5138" officeooo:paragraph-rsid="002b5138"/>
    </style:style>
    <style:style style:name="P173" style:family="paragraph" style:parent-style-name="Standard" style:list-style-name="L15">
      <style:paragraph-properties fo:margin-top="0cm" fo:margin-bottom="0cm" loext:contextual-spacing="false" fo:line-height="100%"/>
      <style:text-properties officeooo:rsid="00cab1f9" officeooo:paragraph-rsid="00cab1f9"/>
    </style:style>
    <style:style style:name="P174" style:family="paragraph" style:parent-style-name="Standard" style:list-style-name="L15">
      <style:paragraph-properties fo:margin-top="0cm" fo:margin-bottom="0cm" loext:contextual-spacing="false" fo:line-height="100%"/>
      <style:text-properties officeooo:rsid="00cab1f9" officeooo:paragraph-rsid="00cc6320"/>
    </style:style>
    <style:style style:name="P175" style:family="paragraph" style:parent-style-name="Standard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76" style:family="paragraph" style:parent-style-name="Standard" style:list-style-name="L15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77" style:family="paragraph" style:parent-style-name="Standard" style:list-style-name="L5">
      <style:text-properties fo:font-size="11pt" officeooo:rsid="00039fe8" officeooo:paragraph-rsid="00c2fd1c" style:font-size-asian="11pt" style:font-size-complex="11pt"/>
    </style:style>
    <style:style style:name="P178" style:family="paragraph" style:parent-style-name="Standard">
      <style:text-properties officeooo:paragraph-rsid="00cab1f9"/>
    </style:style>
    <style:style style:name="P179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cab1f9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T3" style:family="text">
      <style:text-properties fo:color="#000000" style:font-name="Calibri" fo:font-weight="bold" officeooo:rsid="00138a25" style:font-name-asian="Times New Roman" style:language-asian="es" style:country-asian="AR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e46a6" style:font-name-asian="Times New Roman" style:language-asian="es" style:country-asian="AR" style:font-weight-asian="bold" style:font-name-complex="Calibri1" style:font-weight-complex="bold"/>
    </style:style>
    <style:style style:name="T5" style:family="text">
      <style:text-properties fo:color="#000000" style:font-name="Calibri" fo:font-weight="bold" officeooo:rsid="002b5138" style:font-name-asian="Times New Roman" style:language-asian="es" style:country-asian="AR" style:font-weight-asian="bold" style:font-name-complex="Calibri1" style:font-weight-complex="bold"/>
    </style:style>
    <style:style style:name="T6" style:family="text">
      <style:text-properties fo:color="#000000" style:font-name="Calibri" fo:font-weight="bold" officeooo:rsid="004a78d0" style:font-name-asian="Times New Roman" style:language-asian="es" style:country-asian="AR" style:font-weight-asian="bold" style:font-name-complex="Calibri1" style:font-weight-complex="bold"/>
    </style:style>
    <style:style style:name="T7" style:family="text">
      <style:text-properties fo:color="#000000" style:font-name="Calibri" fo:font-weight="bold" officeooo:rsid="0061cb62" style:font-name-asian="Times New Roman" style:language-asian="es" style:country-asian="AR" style:font-weight-asian="bold" style:font-name-complex="Calibri1" style:font-weight-complex="bold"/>
    </style:style>
    <style:style style:name="T8" style:family="text">
      <style:text-properties fo:color="#000000" style:font-name="Calibri" fo:font-weight="bold" officeooo:rsid="005a52ac" style:font-name-asian="Times New Roman" style:language-asian="es" style:country-asian="AR" style:font-weight-asian="bold" style:font-name-complex="Calibri1" style:font-weight-complex="bold"/>
    </style:style>
    <style:style style:name="T9" style:family="text">
      <style:text-properties fo:color="#000000" style:font-name="Calibri" fo:font-weight="bold" officeooo:rsid="00732a2b" style:font-name-asian="Times New Roman" style:language-asian="es" style:country-asian="AR" style:font-weight-asian="bold" style:font-name-complex="Calibri1" style:font-weight-complex="bold"/>
    </style:style>
    <style:style style:name="T10" style:family="text">
      <style:text-properties fo:color="#000000" style:font-name="Calibri" fo:font-weight="bold" officeooo:rsid="0088c675" style:font-name-asian="Times New Roman" style:language-asian="es" style:country-asian="AR" style:font-weight-asian="bold" style:font-name-complex="Calibri1" style:font-weight-complex="bold"/>
    </style:style>
    <style:style style:name="T11" style:family="text">
      <style:text-properties fo:color="#000000" style:font-name="Calibri" fo:font-weight="bold" officeooo:rsid="00a439ce" style:font-name-asian="Times New Roman" style:language-asian="es" style:country-asian="AR" style:font-weight-asian="bold" style:font-name-complex="Calibri1" style:font-weight-complex="bold"/>
    </style:style>
    <style:style style:name="T12" style:family="text">
      <style:text-properties fo:color="#000000" style:font-name="Calibri" fo:font-weight="bold" officeooo:rsid="0083b053" style:font-name-asian="Times New Roman" style:language-asian="es" style:country-asian="AR" style:font-weight-asian="bold" style:font-name-complex="Calibri1" style:font-weight-complex="bold"/>
    </style:style>
    <style:style style:name="T13" style:family="text">
      <style:text-properties fo:color="#000000" style:font-name="Calibri" fo:font-weight="bold" officeooo:rsid="0083365c" style:font-name-asian="Times New Roman" style:language-asian="es" style:country-asian="AR" style:font-weight-asian="bold" style:font-name-complex="Calibri1" style:font-weight-complex="bold"/>
    </style:style>
    <style:style style:name="T14" style:family="text">
      <style:text-properties fo:color="#000000" style:font-name="Calibri" fo:font-weight="bold" officeooo:rsid="008beb5e" style:font-name-asian="Times New Roman" style:language-asian="es" style:country-asian="AR" style:font-weight-asian="bold" style:font-name-complex="Calibri1" style:font-weight-complex="bold"/>
    </style:style>
    <style:style style:name="T15" style:family="text">
      <style:text-properties fo:color="#000000" style:font-name="Calibri" fo:font-weight="bold" officeooo:rsid="00c4adaf" style:font-name-asian="Times New Roman" style:language-asian="es" style:country-asian="AR" style:font-weight-asian="bold" style:font-name-complex="Calibri1" style:font-weight-complex="bold"/>
    </style:style>
    <style:style style:name="T16" style:family="text">
      <style:text-properties fo:color="#000000" style:font-name="Calibri" fo:font-weight="bold" officeooo:rsid="00cab1f9" style:font-name-asian="Times New Roman" style:language-asian="es" style:country-asian="AR" style:font-weight-asian="bold" style:font-name-complex="Calibri1" style:font-weight-complex="bold"/>
    </style:style>
    <style:style style:name="T17" style:family="text">
      <style:text-properties fo:color="#000000" style:font-name="Calibri" style:font-name-asian="Times New Roman" style:language-asian="es" style:country-asian="AR" style:font-name-complex="Calibri1"/>
    </style:style>
    <style:style style:name="T18" style:family="text">
      <style:text-properties fo:color="#000000" style:font-name="Calibri" officeooo:rsid="00138a25" style:font-name-asian="Times New Roman" style:language-asian="es" style:country-asian="AR" style:font-name-complex="Calibri1"/>
    </style:style>
    <style:style style:name="T19" style:family="text">
      <style:text-properties fo:color="#000000" style:font-name="Calibri" officeooo:rsid="00156f38" style:font-name-asian="Times New Roman" style:language-asian="es" style:country-asian="AR" style:font-name-complex="Calibri1"/>
    </style:style>
    <style:style style:name="T20" style:family="text">
      <style:text-properties fo:color="#000000" style:font-name="Calibri" officeooo:rsid="001475f0" style:font-name-asian="Times New Roman" style:language-asian="es" style:country-asian="AR" style:font-name-complex="Calibri1"/>
    </style:style>
    <style:style style:name="T21" style:family="text">
      <style:text-properties fo:color="#000000" style:font-name="Calibri" officeooo:rsid="0022d16f" style:font-name-asian="Times New Roman" style:language-asian="es" style:country-asian="AR" style:font-name-complex="Calibri1"/>
    </style:style>
    <style:style style:name="T22" style:family="text">
      <style:text-properties fo:color="#000000" style:font-name="Calibri" officeooo:rsid="002b5138" style:font-name-asian="Times New Roman" style:language-asian="es" style:country-asian="AR" style:font-name-complex="Calibri1"/>
    </style:style>
    <style:style style:name="T23" style:family="text">
      <style:text-properties fo:color="#000000" style:font-name="Calibri" officeooo:rsid="00302cfa" style:font-name-asian="Times New Roman" style:language-asian="es" style:country-asian="AR" style:font-name-complex="Calibri1"/>
    </style:style>
    <style:style style:name="T24" style:family="text">
      <style:text-properties fo:color="#000000" style:font-name="Calibri" officeooo:rsid="003c9c6c" style:font-name-asian="Times New Roman" style:language-asian="es" style:country-asian="AR" style:font-name-complex="Calibri1"/>
    </style:style>
    <style:style style:name="T25" style:family="text">
      <style:text-properties fo:color="#000000" style:font-name="Calibri" officeooo:rsid="00411161" style:font-name-asian="Times New Roman" style:language-asian="es" style:country-asian="AR" style:font-name-complex="Calibri1"/>
    </style:style>
    <style:style style:name="T26" style:family="text">
      <style:text-properties fo:color="#000000" style:font-name="Calibri" officeooo:rsid="0041485e" style:font-name-asian="Times New Roman" style:language-asian="es" style:country-asian="AR" style:font-name-complex="Calibri1"/>
    </style:style>
    <style:style style:name="T27" style:family="text">
      <style:text-properties fo:color="#000000" style:font-name="Calibri" officeooo:rsid="002eac85" style:font-name-asian="Times New Roman" style:language-asian="es" style:country-asian="AR" style:font-name-complex="Calibri1"/>
    </style:style>
    <style:style style:name="T28" style:family="text">
      <style:text-properties fo:color="#000000" style:font-name="Calibri" officeooo:rsid="005a52ac" style:font-name-asian="Times New Roman" style:language-asian="es" style:country-asian="AR" style:font-name-complex="Calibri1"/>
    </style:style>
    <style:style style:name="T29" style:family="text">
      <style:text-properties fo:color="#000000" style:font-name="Calibri" officeooo:rsid="005c39a9" style:font-name-asian="Times New Roman" style:language-asian="es" style:country-asian="AR" style:font-name-complex="Calibri1"/>
    </style:style>
    <style:style style:name="T30" style:family="text">
      <style:text-properties fo:color="#000000" style:font-name="Calibri" officeooo:rsid="00639714" style:font-name-asian="Times New Roman" style:language-asian="es" style:country-asian="AR" style:font-name-complex="Calibri1"/>
    </style:style>
    <style:style style:name="T31" style:family="text">
      <style:text-properties fo:color="#000000" style:font-name="Calibri" officeooo:rsid="00660ce9" style:font-name-asian="Times New Roman" style:language-asian="es" style:country-asian="AR" style:font-name-complex="Calibri1"/>
    </style:style>
    <style:style style:name="T32" style:family="text">
      <style:text-properties fo:color="#000000" style:font-name="Calibri" officeooo:rsid="0067b9cb" style:font-name-asian="Times New Roman" style:language-asian="es" style:country-asian="AR" style:font-name-complex="Calibri1"/>
    </style:style>
    <style:style style:name="T33" style:family="text">
      <style:text-properties fo:color="#000000" style:font-name="Calibri" officeooo:rsid="0068df88" style:font-name-asian="Times New Roman" style:language-asian="es" style:country-asian="AR" style:font-name-complex="Calibri1"/>
    </style:style>
    <style:style style:name="T34" style:family="text">
      <style:text-properties fo:color="#000000" style:font-name="Calibri" officeooo:rsid="0071a235" style:font-name-asian="Times New Roman" style:language-asian="es" style:country-asian="AR" style:font-name-complex="Calibri1"/>
    </style:style>
    <style:style style:name="T35" style:family="text">
      <style:text-properties fo:color="#000000" style:font-name="Calibri" officeooo:rsid="0075b467" style:font-name-asian="Times New Roman" style:language-asian="es" style:country-asian="AR" style:font-name-complex="Calibri1"/>
    </style:style>
    <style:style style:name="T36" style:family="text">
      <style:text-properties fo:color="#000000" style:font-name="Calibri" officeooo:rsid="007616af" style:font-name-asian="Times New Roman" style:language-asian="es" style:country-asian="AR" style:font-name-complex="Calibri1"/>
    </style:style>
    <style:style style:name="T37" style:family="text">
      <style:text-properties fo:color="#000000" style:font-name="Calibri" officeooo:rsid="00832eb6" style:font-name-asian="Times New Roman" style:language-asian="es" style:country-asian="AR" style:font-name-complex="Calibri1"/>
    </style:style>
    <style:style style:name="T38" style:family="text">
      <style:text-properties fo:color="#000000" style:font-name="Calibri" officeooo:rsid="008767e5" style:font-name-asian="Times New Roman" style:language-asian="es" style:country-asian="AR" style:font-name-complex="Calibri1"/>
    </style:style>
    <style:style style:name="T39" style:family="text">
      <style:text-properties fo:color="#000000" style:font-name="Calibri" officeooo:rsid="008b4cac" style:font-name-asian="Times New Roman" style:language-asian="es" style:country-asian="AR" style:font-name-complex="Calibri1"/>
    </style:style>
    <style:style style:name="T40" style:family="text">
      <style:text-properties fo:color="#000000" style:font-name="Calibri" officeooo:rsid="008b6091" style:font-name-asian="Times New Roman" style:language-asian="es" style:country-asian="AR" style:font-name-complex="Calibri1"/>
    </style:style>
    <style:style style:name="T41" style:family="text">
      <style:text-properties fo:color="#000000" style:font-name="Calibri" officeooo:rsid="008c3ef9" style:font-name-asian="Times New Roman" style:language-asian="es" style:country-asian="AR" style:font-name-complex="Calibri1"/>
    </style:style>
    <style:style style:name="T42" style:family="text">
      <style:text-properties fo:color="#000000" style:font-name="Calibri" officeooo:rsid="008fb554" style:font-name-asian="Times New Roman" style:language-asian="es" style:country-asian="AR" style:font-name-complex="Calibri1"/>
    </style:style>
    <style:style style:name="T43" style:family="text">
      <style:text-properties fo:color="#000000" style:font-name="Calibri" officeooo:rsid="009097cb" style:font-name-asian="Times New Roman" style:language-asian="es" style:country-asian="AR" style:font-name-complex="Calibri1"/>
    </style:style>
    <style:style style:name="T44" style:family="text">
      <style:text-properties fo:color="#000000" style:font-name="Calibri" officeooo:rsid="0090adf3" style:font-name-asian="Times New Roman" style:language-asian="es" style:country-asian="AR" style:font-name-complex="Calibri1"/>
    </style:style>
    <style:style style:name="T45" style:family="text">
      <style:text-properties fo:color="#000000" style:font-name="Calibri" officeooo:rsid="0090b195" style:font-name-asian="Times New Roman" style:language-asian="es" style:country-asian="AR" style:font-name-complex="Calibri1"/>
    </style:style>
    <style:style style:name="T46" style:family="text">
      <style:text-properties fo:color="#000000" style:font-name="Calibri" officeooo:rsid="009384a3" style:font-name-asian="Times New Roman" style:language-asian="es" style:country-asian="AR" style:font-name-complex="Calibri1"/>
    </style:style>
    <style:style style:name="T47" style:family="text">
      <style:text-properties fo:color="#000000" style:font-name="Calibri" officeooo:rsid="0096c308" style:font-name-asian="Times New Roman" style:language-asian="es" style:country-asian="AR" style:font-name-complex="Calibri1"/>
    </style:style>
    <style:style style:name="T48" style:family="text">
      <style:text-properties fo:color="#000000" style:font-name="Calibri" officeooo:rsid="00a17d7e" style:font-name-asian="Times New Roman" style:language-asian="es" style:country-asian="AR" style:font-name-complex="Calibri1"/>
    </style:style>
    <style:style style:name="T49" style:family="text">
      <style:text-properties fo:color="#000000" style:font-name="Calibri" officeooo:rsid="00a439ce" style:font-name-asian="Times New Roman" style:language-asian="es" style:country-asian="AR" style:font-name-complex="Calibri1"/>
    </style:style>
    <style:style style:name="T50" style:family="text">
      <style:text-properties fo:color="#000000" style:font-name="Calibri" officeooo:rsid="00b3f076" style:font-name-asian="Times New Roman" style:language-asian="es" style:country-asian="AR" style:font-name-complex="Calibri1"/>
    </style:style>
    <style:style style:name="T51" style:family="text">
      <style:text-properties fo:color="#000000" style:font-name="Calibri" officeooo:rsid="00b1bd04" style:font-name-asian="Times New Roman" style:language-asian="es" style:country-asian="AR" style:font-name-complex="Calibri1"/>
    </style:style>
    <style:style style:name="T52" style:family="text">
      <style:text-properties fo:color="#000000" style:font-name="Calibri" officeooo:rsid="0083365c" style:font-name-asian="Times New Roman" style:language-asian="es" style:country-asian="AR" style:font-name-complex="Calibri1"/>
    </style:style>
    <style:style style:name="T53" style:family="text">
      <style:text-properties fo:color="#000000" style:font-name="Calibri" officeooo:rsid="0083b053" style:font-name-asian="Times New Roman" style:language-asian="es" style:country-asian="AR" style:font-name-complex="Calibri1"/>
    </style:style>
    <style:style style:name="T54" style:family="text">
      <style:text-properties fo:color="#000000" style:font-name="Calibri" officeooo:rsid="00c2fd1c" style:font-name-asian="Times New Roman" style:language-asian="es" style:country-asian="AR" style:font-name-complex="Calibri1"/>
    </style:style>
    <style:style style:name="T55" style:family="text">
      <style:text-properties fo:color="#000000" style:font-name="Calibri" officeooo:rsid="00c4adaf" style:font-name-asian="Times New Roman" style:language-asian="es" style:country-asian="AR" style:font-name-complex="Calibri1"/>
    </style:style>
    <style:style style:name="T56" style:family="text">
      <style:text-properties fo:color="#000000" style:font-name="Calibri" officeooo:rsid="00cab1f9" style:font-name-asian="Times New Roman" style:language-asian="es" style:country-asian="AR" style:font-name-complex="Calibri1"/>
    </style:style>
    <style:style style:name="T57" style:family="text"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T58" style:family="text">
      <style:text-properties fo:color="#000000" style:font-name="Calibri" fo:font-weight="normal" officeooo:rsid="00138a25" style:font-name-asian="Times New Roman" style:language-asian="es" style:country-asian="AR" style:font-weight-asian="normal" style:font-name-complex="Calibri1" style:font-weight-complex="normal"/>
    </style:style>
    <style:style style:name="T59" style:family="text">
      <style:text-properties fo:color="#000000" style:font-name="Calibri" fo:font-weight="normal" officeooo:rsid="0028d40d" style:font-name-asian="Times New Roman" style:language-asian="es" style:country-asian="AR" style:font-weight-asian="normal" style:font-name-complex="Calibri1" style:font-weight-complex="normal"/>
    </style:style>
    <style:style style:name="T60" style:family="text">
      <style:text-properties fo:color="#000000" style:font-name="Calibri" fo:font-weight="normal" officeooo:rsid="005a52ac" style:font-name-asian="Times New Roman" style:language-asian="es" style:country-asian="AR" style:font-weight-asian="normal" style:font-name-complex="Calibri1" style:font-weight-complex="normal"/>
    </style:style>
    <style:style style:name="T61" style:family="text">
      <style:text-properties fo:color="#000000" style:font-name="Calibri" fo:font-weight="normal" officeooo:rsid="001475f0" style:font-name-asian="Times New Roman" style:language-asian="es" style:country-asian="AR" style:font-weight-asian="normal" style:font-name-complex="Calibri1" style:font-weight-complex="normal"/>
    </style:style>
    <style:style style:name="T62" style:family="text">
      <style:text-properties fo:color="#000000" style:font-name="Calibri" fo:font-weight="normal" officeooo:rsid="0067b9cb" style:font-name-asian="Times New Roman" style:language-asian="es" style:country-asian="AR" style:font-weight-asian="normal" style:font-name-complex="Calibri1" style:font-weight-complex="normal"/>
    </style:style>
    <style:style style:name="T63" style:family="text">
      <style:text-properties fo:color="#000000" style:font-name="Calibri" fo:font-weight="normal" officeooo:rsid="0068df88" style:font-name-asian="Times New Roman" style:language-asian="es" style:country-asian="AR" style:font-weight-asian="normal" style:font-name-complex="Calibri1" style:font-weight-complex="normal"/>
    </style:style>
    <style:style style:name="T64" style:family="text">
      <style:text-properties fo:color="#000000" style:font-name="Calibri" fo:font-weight="normal" officeooo:rsid="006bb657" style:font-name-asian="Times New Roman" style:language-asian="es" style:country-asian="AR" style:font-weight-asian="normal" style:font-name-complex="Calibri1" style:font-weight-complex="normal"/>
    </style:style>
    <style:style style:name="T65" style:family="text">
      <style:text-properties fo:color="#000000" style:font-name="Calibri" fo:font-weight="normal" officeooo:rsid="006cc391" style:font-name-asian="Times New Roman" style:language-asian="es" style:country-asian="AR" style:font-weight-asian="normal" style:font-name-complex="Calibri1" style:font-weight-complex="normal"/>
    </style:style>
    <style:style style:name="T66" style:family="text">
      <style:text-properties fo:color="#000000" style:font-name="Calibri" fo:font-weight="normal" officeooo:rsid="00b38e0a" style:font-name-asian="Times New Roman" style:language-asian="es" style:country-asian="AR" style:font-weight-asian="normal" style:font-name-complex="Calibri1" style:font-weight-complex="normal"/>
    </style:style>
    <style:style style:name="T67" style:family="text">
      <style:text-properties fo:color="#000000" style:font-name="Calibri" fo:font-weight="normal" officeooo:rsid="00b3f076" style:font-name-asian="Times New Roman" style:language-asian="es" style:country-asian="AR" style:font-weight-asian="normal" style:font-name-complex="Calibri1" style:font-weight-complex="normal"/>
    </style:style>
    <style:style style:name="T68" style:family="text">
      <style:text-properties fo:color="#000000" style:font-name="Calibri" fo:font-weight="normal" officeooo:rsid="00b7a33b" style:font-name-asian="Times New Roman" style:language-asian="es" style:country-asian="AR" style:font-weight-asian="normal" style:font-name-complex="Calibri1" style:font-weight-complex="normal"/>
    </style:style>
    <style:style style:name="T69" style:family="text">
      <style:text-properties fo:color="#000000" style:font-name="Calibri" fo:font-weight="normal" officeooo:rsid="00b953bc" style:font-name-asian="Times New Roman" style:language-asian="es" style:country-asian="AR" style:font-weight-asian="normal" style:font-name-complex="Calibri1" style:font-weight-complex="normal"/>
    </style:style>
    <style:style style:name="T70" style:family="text">
      <style:text-properties fo:color="#000000" style:font-name="Calibri" fo:font-weight="normal" officeooo:rsid="0061cb62" style:font-name-asian="Times New Roman" style:language-asian="es" style:country-asian="AR" style:font-weight-asian="normal" style:font-name-complex="Calibri1" style:font-weight-complex="normal"/>
    </style:style>
    <style:style style:name="T71" style:family="text">
      <style:text-properties fo:color="#000000" style:font-name="Calibri" fo:font-weight="normal" officeooo:rsid="0083b053" style:font-name-asian="Times New Roman" style:language-asian="es" style:country-asian="AR" style:font-weight-asian="normal" style:font-name-complex="Calibri1" style:font-weight-complex="normal"/>
    </style:style>
    <style:style style:name="T72" style:family="text">
      <style:text-properties fo:color="#000000" style:font-name="Calibri" fo:font-weight="normal" officeooo:rsid="008beb5e" style:font-name-asian="Times New Roman" style:language-asian="es" style:country-asian="AR" style:font-weight-asian="normal" style:font-name-complex="Calibri1" style:font-weight-complex="normal"/>
    </style:style>
    <style:style style:name="T73" style:family="text">
      <style:text-properties fo:color="#000000" style:font-name="Calibri" fo:font-weight="normal" officeooo:rsid="00c4adaf" style:font-name-asian="Times New Roman" style:language-asian="es" style:country-asian="AR" style:font-weight-asian="normal" style:font-name-complex="Calibri1" style:font-weight-complex="normal"/>
    </style:style>
    <style:style style:name="T74" style:family="text">
      <style:text-properties fo:color="#000000" style:font-name="Calibri" fo:font-weight="normal" officeooo:rsid="00c967ba" style:font-name-asian="Times New Roman" style:language-asian="es" style:country-asian="AR" style:font-weight-asian="normal" style:font-name-complex="Calibri1" style:font-weight-complex="normal"/>
    </style:style>
    <style:style style:name="T75" style:family="text">
      <style:text-properties fo:color="#000000" style:font-name="Calibri" fo:font-weight="normal" officeooo:rsid="00cab1f9" style:font-name-asian="Times New Roman" style:language-asian="es" style:country-asian="AR" style:font-weight-asian="normal" style:font-name-complex="Calibri1" style:font-weight-complex="normal"/>
    </style:style>
    <style:style style:name="T76" style:family="text">
      <style:text-properties fo:color="#000000" style:font-name="Calibri" style:text-underline-style="none" officeooo:rsid="0022d16f" style:font-name-asian="Times New Roman" style:language-asian="es" style:country-asian="AR" style:font-name-complex="Calibri1"/>
    </style:style>
    <style:style style:name="T77" style:family="text">
      <style:text-properties fo:color="#000000" style:font-name="Calibri" fo:font-size="11pt" style:font-name-asian="Times New Roman" style:font-size-asian="11pt" style:language-asian="es" style:country-asian="AR" style:font-name-complex="Calibri1" style:font-size-complex="11pt"/>
    </style:style>
    <style:style style:name="T78" style:family="text">
      <style:text-properties fo:color="#000000" style:font-name="Calibri" fo:font-size="11pt" officeooo:rsid="0090b195" style:font-name-asian="Times New Roman" style:font-size-asian="11pt" style:language-asian="es" style:country-asian="AR" style:font-name-complex="Calibri1" style:font-size-complex="11pt"/>
    </style:style>
    <style:style style:name="T79" style:family="text">
      <style:text-properties fo:color="#000000" style:font-name="Calibri" fo:font-size="11pt" officeooo:rsid="00922e8d" style:font-name-asian="Times New Roman" style:font-size-asian="11pt" style:language-asian="es" style:country-asian="AR" style:font-name-complex="Calibri1" style:font-size-complex="11pt"/>
    </style:style>
    <style:style style:name="T80" style:family="text">
      <style:text-properties fo:color="#000000" style:font-name="Calibri" fo:font-size="11pt" officeooo:rsid="0092acf0" style:font-name-asian="Times New Roman" style:font-size-asian="11pt" style:language-asian="es" style:country-asian="AR" style:font-name-complex="Calibri1" style:font-size-complex="11pt"/>
    </style:style>
    <style:style style:name="T81" style:family="text">
      <style:text-properties fo:color="#000000" style:font-name="Calibri" fo:font-size="11pt" officeooo:rsid="0096c308" style:font-name-asian="Times New Roman" style:font-size-asian="11pt" style:language-asian="es" style:country-asian="AR" style:font-name-complex="Calibri1" style:font-size-complex="11pt"/>
    </style:style>
    <style:style style:name="T82" style:family="text">
      <style:text-properties fo:color="#000000" style:font-name="Calibri" fo:font-size="11pt" officeooo:rsid="009c828e" style:font-name-asian="Times New Roman" style:font-size-asian="11pt" style:language-asian="es" style:country-asian="AR" style:font-name-complex="Calibri1" style:font-size-complex="11pt"/>
    </style:style>
    <style:style style:name="T83" style:family="text">
      <style:text-properties fo:color="#000000" style:font-name="Calibri" fo:font-size="11pt" officeooo:rsid="009e6bd4" style:font-name-asian="Times New Roman" style:font-size-asian="11pt" style:language-asian="es" style:country-asian="AR" style:font-name-complex="Calibri1" style:font-size-complex="11pt"/>
    </style:style>
    <style:style style:name="T84" style:family="text">
      <style:text-properties fo:color="#000000" style:font-name="Calibri" fo:font-size="11pt" officeooo:rsid="00bab527" style:font-name-asian="Times New Roman" style:font-size-asian="11pt" style:language-asian="es" style:country-asian="AR" style:font-name-complex="Calibri1" style:font-size-complex="11pt"/>
    </style:style>
    <style:style style:name="T85" style:family="text">
      <style:text-properties officeooo:rsid="00138a25"/>
    </style:style>
    <style:style style:name="T86" style:family="text">
      <style:text-properties officeooo:rsid="0041485e"/>
    </style:style>
    <style:style style:name="T87" style:family="text">
      <style:text-properties officeooo:rsid="005a52ac"/>
    </style:style>
    <style:style style:name="T88" style:family="text">
      <style:text-properties officeooo:rsid="005c39a9"/>
    </style:style>
    <style:style style:name="T89" style:family="text">
      <style:text-properties officeooo:rsid="005f24bc"/>
    </style:style>
    <style:style style:name="T90" style:family="text">
      <style:text-properties officeooo:rsid="0071a235"/>
    </style:style>
    <style:style style:name="T91" style:family="text">
      <style:text-properties officeooo:rsid="007922c2"/>
    </style:style>
    <style:style style:name="T92" style:family="text">
      <style:text-properties officeooo:rsid="007bafc5"/>
    </style:style>
    <style:style style:name="T93" style:family="text">
      <style:text-properties officeooo:rsid="007c73c7"/>
    </style:style>
    <style:style style:name="T94" style:family="text">
      <style:text-properties officeooo:rsid="007e5b28"/>
    </style:style>
    <style:style style:name="T95" style:family="text">
      <style:text-properties officeooo:rsid="0081abae"/>
    </style:style>
    <style:style style:name="T96" style:family="text">
      <style:text-properties officeooo:rsid="0083df3e"/>
    </style:style>
    <style:style style:name="T97" style:family="text">
      <style:text-properties officeooo:rsid="0098ecfe"/>
    </style:style>
    <style:style style:name="T98" style:family="text">
      <style:text-properties officeooo:rsid="009ba98d"/>
    </style:style>
    <style:style style:name="T99" style:family="text">
      <style:text-properties officeooo:rsid="009e3617"/>
    </style:style>
    <style:style style:name="T100" style:family="text">
      <style:text-properties officeooo:rsid="0083365c"/>
    </style:style>
    <style:style style:name="T101" style:family="text">
      <style:text-properties officeooo:rsid="00882c25"/>
    </style:style>
    <style:style style:name="T102" style:family="text">
      <style:text-properties officeooo:rsid="008a4ed3"/>
    </style:style>
    <style:style style:name="T103" style:family="text">
      <style:text-properties officeooo:rsid="008beb5e"/>
    </style:style>
    <style:style style:name="T104" style:family="text">
      <style:text-properties officeooo:rsid="00c2fd1c"/>
    </style:style>
    <style:style style:name="T105" style:family="text">
      <style:text-properties officeooo:rsid="0086884c"/>
    </style:style>
    <style:style style:name="T106" style:family="text">
      <style:text-properties officeooo:rsid="00c4adaf"/>
    </style:style>
    <style:style style:name="T107" style:family="text">
      <style:text-properties officeooo:rsid="00c86ea6"/>
    </style:style>
    <style:style style:name="T108" style:family="text">
      <style:text-properties officeooo:rsid="00c967ba"/>
    </style:style>
    <style:style style:name="T109" style:family="text">
      <style:text-properties officeooo:rsid="00c9b7a0"/>
    </style:style>
    <style:style style:name="T110" style:family="text">
      <style:text-properties officeooo:rsid="00cab1f9"/>
    </style:style>
    <style:style style:name="T111" style:family="text">
      <style:text-properties officeooo:rsid="00cc63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0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5">N° CU</text:p>
          </table:table-cell>
          <table:table-cell table:style-name="Tabla1.B1" office:value-type="string">
            <text:p text:style-name="P85">NOMBRE DEL CASO DE USO</text:p>
          </table:table-cell>
          <table:table-cell table:style-name="Tabla1.B1" office:value-type="string">
            <text:p text:style-name="P85">OBJETIVO</text:p>
          </table:table-cell>
        </table:table-row>
        <table:table-row table:style-name="Tabla1.1">
          <table:table-cell table:style-name="Tabla1.A2" office:value-type="string">
            <text:p text:style-name="P87">001</text:p>
          </table:table-cell>
          <table:table-cell table:style-name="Tabla1.B2" office:value-type="string">
            <text:p text:style-name="P16"><text:span text:style-name="T58">CU_001_</text:span><text:span text:style-name="T60">CrearUsuario</text:span></text:p>
          </table:table-cell>
          <table:table-cell table:style-name="Tabla1.B2" office:value-type="string">
            <text:p text:style-name="P15"><text:span text:style-name="T60">Crear</text:span><text:span text:style-name="T58"> nuevo </text:span><text:span text:style-name="T60">usuario</text:span><text:span text:style-name="T58"> en el sistema</text:span></text:p>
          </table:table-cell>
        </table:table-row>
        <table:table-row table:style-name="Tabla1.1">
          <table:table-cell table:style-name="Tabla1.A2" office:value-type="string">
            <text:p text:style-name="P39">002</text:p>
          </table:table-cell>
          <table:table-cell table:style-name="Tabla1.B2" office:value-type="string">
            <text:p text:style-name="P16"><text:span text:style-name="T18">CU_002_</text:span><text:span text:style-name="T28">Login</text:span></text:p>
          </table:table-cell>
          <table:table-cell table:style-name="Tabla1.B2" office:value-type="string">
            <text:p text:style-name="P94">Iniciar alguna sesión en el sistema.</text:p>
          </table:table-cell>
        </table:table-row>
        <table:table-row table:style-name="Tabla1.1">
          <table:table-cell table:style-name="Tabla1.A2" office:value-type="string">
            <text:p text:style-name="P40">003</text:p>
          </table:table-cell>
          <table:table-cell table:style-name="Tabla1.B2" office:value-type="string">
            <text:p text:style-name="P16"><text:span text:style-name="T18">CU_003_</text:span><text:span text:style-name="T28">BuscarAlojamiento</text:span></text:p>
          </table:table-cell>
          <table:table-cell table:style-name="Tabla1.B2" office:value-type="string">
            <text:p text:style-name="P60">Buscar alojamientos disponibles según los filtros aplicados.</text:p>
          </table:table-cell>
        </table:table-row>
        <table:table-row table:style-name="Tabla1.1">
          <table:table-cell table:style-name="Tabla1.A2" office:value-type="string">
            <text:p text:style-name="P89"><text:span text:style-name="T18">0</text:span><text:span text:style-name="T17">04</text:span></text:p>
          </table:table-cell>
          <table:table-cell table:style-name="Tabla1.B2" office:value-type="string">
            <text:p text:style-name="P16"><text:span text:style-name="T18">CU_004_</text:span><text:span text:style-name="T28">ReservarAlojamiento</text:span></text:p>
          </table:table-cell>
          <table:table-cell table:style-name="Tabla1.B2" office:value-type="string">
            <text:p text:style-name="P103">Generar y registrar una reserva de un alojamiento por medio del sistema.</text:p>
          </table:table-cell>
        </table:table-row>
        <table:table-row table:style-name="Tabla1.1">
          <table:table-cell table:style-name="Tabla1.A2" office:value-type="string">
            <text:p text:style-name="P14"><text:span text:style-name="T17">00</text:span><text:span text:style-name="T18">5</text:span></text:p>
            <text:p text:style-name="P71"/>
          </table:table-cell>
          <table:table-cell table:style-name="Tabla1.B2" office:value-type="string">
            <text:p text:style-name="P16"><text:span text:style-name="T18">CU_005_</text:span><text:span text:style-name="T28">ConsultarReserva</text:span></text:p>
            <text:p text:style-name="P76"/>
          </table:table-cell>
          <table:table-cell table:style-name="Tabla1.B2" office:value-type="string">
            <text:p text:style-name="P77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2" office:value-type="string">
            <text:p text:style-name="P13"><text:span text:style-name="T17">00</text:span><text:span text:style-name="T18">6</text:span></text:p>
            <text:p text:style-name="P70"/>
          </table:table-cell>
          <table:table-cell table:style-name="Tabla1.B2" office:value-type="string">
            <text:p text:style-name="P16"><text:span text:style-name="T18">CU_006_</text:span><text:span text:style-name="T28">CancelarReserva</text:span></text:p>
            <text:p text:style-name="P76"/>
          </table:table-cell>
          <table:table-cell table:style-name="Tabla1.B2" office:value-type="string">
            <text:p text:style-name="P68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2" office:value-type="string">
            <text:p text:style-name="P138">007</text:p>
          </table:table-cell>
          <table:table-cell table:style-name="Tabla1.B2" office:value-type="string">
            <text:p text:style-name="P36"><text:span text:style-name="T18">CU_007_</text:span><text:span text:style-name="T28">RealizarPago</text:span></text:p>
          </table:table-cell>
          <table:table-cell table:style-name="Tabla1.B2" office:value-type="string">
            <text:p text:style-name="P104"><text:span text:style-name="T28">R</text:span><text:span text:style-name="T17">egistrar el pago parcial o total de un alquiler</text:span></text:p>
          </table:table-cell>
        </table:table-row>
        <table:table-row table:style-name="Tabla1.1">
          <table:table-cell table:style-name="Tabla1.A2" office:value-type="string">
            <text:p text:style-name="P170">0<text:span text:style-name="T110">08</text:span></text:p>
          </table:table-cell>
          <table:table-cell table:style-name="Tabla1.B2" office:value-type="string">
            <text:p text:style-name="P16"><text:span text:style-name="T18">CU_0</text:span><text:span text:style-name="T56">08</text:span><text:span text:style-name="T18">_</text:span><text:span text:style-name="T28">PublicarAlojamiento</text:span></text:p>
          </table:table-cell>
          <table:table-cell table:style-name="Tabla1.B2" office:value-type="string">
            <text:p text:style-name="P90"/>
          </table:table-cell>
        </table:table-row>
        <table:table-row table:style-name="Tabla1.1">
          <table:table-cell table:style-name="Tabla1.A2" office:value-type="string">
            <text:p text:style-name="P14"><text:span text:style-name="T17">00</text:span><text:span text:style-name="T56">9</text:span></text:p>
          </table:table-cell>
          <table:table-cell table:style-name="Tabla1.B2" office:value-type="string">
            <text:p text:style-name="P16"><text:span text:style-name="T18">CU_00</text:span><text:span text:style-name="T56">9</text:span><text:span text:style-name="T18">_</text:span><text:span text:style-name="T28">AlquilarAlojamiento</text:span></text:p>
          </table:table-cell>
          <table:table-cell table:style-name="Tabla1.B2" office:value-type="string">
            <text:p text:style-name="P52"/>
          </table:table-cell>
        </table:table-row>
        <table:table-row table:style-name="Tabla1.1">
          <table:table-cell table:style-name="Tabla1.A2" office:value-type="string">
            <text:p text:style-name="P13"><text:span text:style-name="T17">0</text:span><text:span text:style-name="T56">10</text:span></text:p>
          </table:table-cell>
          <table:table-cell table:style-name="Tabla1.B2" office:value-type="string">
            <text:p text:style-name="P36"><text:span text:style-name="T18">CU_0</text:span><text:span text:style-name="T56">10</text:span><text:span text:style-name="T18">_</text:span><text:span text:style-name="T28">ValorarAlojamiento</text:span></text:p>
          </table:table-cell>
          <table:table-cell table:style-name="Tabla1.B2" office:value-type="string">
            <text:p text:style-name="P92"/>
          </table:table-cell>
        </table:table-row>
        <table:table-row table:style-name="Tabla1.1">
          <table:table-cell table:style-name="Tabla1.A2" office:value-type="string">
            <text:p text:style-name="P171"><text:span text:style-name="T17">0</text:span><text:span text:style-name="T18">1</text:span><text:span text:style-name="T56">1</text:span></text:p>
          </table:table-cell>
          <table:table-cell table:style-name="Tabla1.B2" office:value-type="string">
            <text:p text:style-name="P16"><text:span text:style-name="T58">CU_01</text:span><text:span text:style-name="T75">1</text:span><text:span text:style-name="T58">_</text:span><text:span text:style-name="T60">DevolucionDinero</text:span></text:p>
          </table:table-cell>
          <table:table-cell table:style-name="Tabla1.B2" office:value-type="string">
            <text:p text:style-name="P90"/>
          </table:table-cell>
        </table:table-row>
        <table:table-row table:style-name="Tabla1.1">
          <table:table-cell table:style-name="Tabla1.A2" office:value-type="string">
            <text:p text:style-name="P14"><text:span text:style-name="T17">0</text:span><text:span text:style-name="T18">1</text:span><text:span text:style-name="T56">2</text:span></text:p>
          </table:table-cell>
          <table:table-cell table:style-name="Tabla1.B2" office:value-type="string">
            <text:p text:style-name="P16"><text:span text:style-name="T18">CU_01</text:span><text:span text:style-name="T56">2</text:span><text:span text:style-name="T18">_</text:span><text:span text:style-name="T28">RegistrarCheckIn</text:span></text:p>
          </table:table-cell>
          <table:table-cell table:style-name="Tabla1.B2" office:value-type="string">
            <text:p text:style-name="P94"/>
          </table:table-cell>
        </table:table-row>
        <table:table-row table:style-name="Tabla1.1">
          <table:table-cell table:style-name="Tabla1.A2" office:value-type="string">
            <text:p text:style-name="P172">01<text:span text:style-name="T110">3</text:span></text:p>
          </table:table-cell>
          <table:table-cell table:style-name="Tabla1.B2" office:value-type="string">
            <text:p text:style-name="P160"><text:span text:style-name="T18">CU_01</text:span><text:span text:style-name="T56">3</text:span><text:span text:style-name="T18">_</text:span><text:span text:style-name="T28">RegistrarCheckOut</text:span></text:p>
          </table:table-cell>
          <table:table-cell table:style-name="Tabla1.B2" office:value-type="string">
            <text:p text:style-name="P18"/>
          </table:table-cell>
        </table:table-row>
        <table:table-row table:style-name="Tabla1.15">
          <table:table-cell table:style-name="Tabla1.A2" office:value-type="string">
            <text:p text:style-name="P170"/>
          </table:table-cell>
          <table:table-cell table:style-name="Tabla1.B2" office:value-type="string">
            <text:p text:style-name="P16"><text:span text:style-name="T28"/></text:p>
          </table:table-cell>
          <table:table-cell table:style-name="Tabla1.B2" office:value-type="string">
            <text:p text:style-name="P94"/>
          </table:table-cell>
        </table:table-row>
      </table:table>
      <text:p text:style-name="Standard"/>
      <text:h text:style-name="P107" text:outline-level="1"/>
      <text:h text:style-name="P108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><text:span text:style-name="T2">CU-00</text:span><text:span text:style-name="T4">1</text:span></text:p>
          </table:table-cell>
          <table:table-cell table:style-name="Tabla2.B1" table:number-columns-spanned="2" office:value-type="string">
            <text:p text:style-name="P86">CU_001_<text:span text:style-name="T87">CrearUsuario</text:span></text:p>
          </table:table-cell>
          <table:covered-table-cell/>
          <table:table-cell table:style-name="Tabla2.B1" office:value-type="string">
            <text:p text:style-name="P12"><text:span text:style-name="T2">VERSIÓN </text:span><text:span text:style-name="T4">1</text:span></text:p>
          </table:table-cell>
        </table:table-row>
        <table:table-row table:style-name="Tabla2.1">
          <table:table-cell table:style-name="Tabla2.A2" office:value-type="string">
            <text:p text:style-name="P38">Prioridad</text:p>
          </table:table-cell>
          <table:table-cell table:style-name="Tabla2.B2" table:number-columns-spanned="3" office:value-type="string">
            <text:p text:style-name="P12"><text:span text:style-name="T57">Alta</text:span><text:span text:style-name="T17"> / </text:span><text:span text:style-name="T57">Media</text:span><text:span text:style-name="T17"> / </text:span><text:span text:style-name="T2">Baj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8">Complejidad</text:p>
          </table:table-cell>
          <table:table-cell table:style-name="Tabla2.B2" table:number-columns-spanned="3" office:value-type="string">
            <text:p text:style-name="P12"><text:span text:style-name="T17">Simple / </text:span><text:span text:style-name="T2">Mediano</text:span><text:span text:style-name="T17"> / Complejo / Muy complejo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8">Actor</text:p>
          </table:table-cell>
          <table:table-cell table:style-name="Tabla2.B2" table:number-columns-spanned="3" office:value-type="string">
            <text:p text:style-name="P57">Inquilino - Propietario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8">Objetivo</text:p>
          </table:table-cell>
          <table:table-cell table:style-name="Tabla2.B2" table:number-columns-spanned="3" office:value-type="string">
            <text:p text:style-name="P19"><text:span text:style-name="T18">Registrar un nuevo </text:span><text:span text:style-name="T29">usuario</text:span><text:span text:style-name="T18"> en el sistem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8">Precondición</text:p>
          </table:table-cell>
          <table:table-cell table:style-name="Tabla2.B2" table:number-columns-spanned="3" office:value-type="string">
            <text:p text:style-name="P53"><text:s/>-</text:p>
          </table:table-cell>
          <table:covered-table-cell/>
          <table:covered-table-cell/>
        </table:table-row>
        <table:table-row table:style-name="Tabla2.1">
          <table:table-cell table:style-name="Tabla2.A7" table:number-rows-spanned="6" office:value-type="string">
            <text:p text:style-name="P41">Secuencia normal</text:p>
          </table:table-cell>
          <table:table-cell table:style-name="Tabla2.B7" office:value-type="string">
            <text:p text:style-name="P38">Paso</text:p>
          </table:table-cell>
          <table:table-cell table:style-name="Tabla2.B7" table:number-columns-spanned="2" office:value-type="string">
            <text:p text:style-name="P38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8">1</text:p>
          </table:table-cell>
          <table:table-cell table:style-name="Tabla2.B7" table:number-columns-spanned="2" office:value-type="string">
            <text:p text:style-name="P19">El caso de uso comienza cuando el <text:span text:style-name="T88">usuario</text:span> selecciona la opción “<text:span text:style-name="T88">Registrarse</text:span>”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8">2</text:p>
          </table:table-cell>
          <table:table-cell table:style-name="Tabla2.B7" table:number-columns-spanned="2" office:value-type="string">
            <text:p text:style-name="P19"><text:span text:style-name="T20">El sistema muestra una interfaz donde se solicitan los siguientes datos: nombre, apellido, DNI, fecha de nacimiento, teléfono, e-mail, </text:span><text:span text:style-name="T29">dirección,</text:span><text:span text:style-name="T20"> </text:span><text:span text:style-name="T29">contraseña (oculta con posibilidad de mostrarse), checkbox para indicar si el usuario se registra como propietario o inquilino,</text:span><text:span text:style-name="T20"> opción “</text:span><text:span text:style-name="T32">Cancelar</text:span><text:span text:style-name="T20">” y “</text:span><text:span text:style-name="T29">Registrarse</text:span><text:span text:style-name="T20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8">3</text:p>
          </table:table-cell>
          <table:table-cell table:style-name="Tabla2.B7" table:number-columns-spanned="2" office:value-type="string">
            <text:p text:style-name="P19"><text:span text:style-name="T20">El </text:span><text:span text:style-name="T46">usuario</text:span><text:span text:style-name="T20"> ingresa todos los datos solicitados y selecciona la opción “</text:span><text:span text:style-name="T29">Registrarse</text:span><text:span text:style-name="T20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8">4</text:p>
          </table:table-cell>
          <table:table-cell table:style-name="Tabla2.B7" table:number-columns-spanned="2" office:value-type="string">
            <text:p text:style-name="P16"><text:span text:style-name="T19">El sistema </text:span><text:span text:style-name="T29">registra</text:span><text:span text:style-name="T19"> un nuevo cliente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8">5</text:p>
          </table:table-cell>
          <table:table-cell table:style-name="Tabla2.B7" table:number-columns-spanned="2" office:value-type="string">
            <text:p text:style-name="P55">Fin del Caso de Uso</text:p>
          </table:table-cell>
          <table:covered-table-cell/>
        </table:table-row>
        <table:table-row table:style-name="Tabla2.1">
          <table:table-cell table:style-name="Tabla2.A7" table:number-rows-spanned="3" office:value-type="string">
            <text:p text:style-name="P41">Excepciones</text:p>
          </table:table-cell>
          <table:table-cell table:style-name="Tabla2.B7" office:value-type="string">
            <text:p text:style-name="P38">Paso</text:p>
          </table:table-cell>
          <table:table-cell table:style-name="Tabla2.B7" table:number-columns-spanned="2" office:value-type="string">
            <text:p text:style-name="P38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55">3</text:p>
          </table:table-cell>
          <table:table-cell table:style-name="Tabla2.B7" table:number-columns-spanned="2" office:value-type="string">
            <text:p text:style-name="P22"><text:span text:style-name="T20">El usuario no completa todos los campos y presiona “</text:span><text:span text:style-name="T29">Registrarse</text:span><text:span text:style-name="T20">”. El sistema </text:span><text:span text:style-name="T19">informa que faltan completar datos. El </text:span><text:span text:style-name="T46">usuario</text:span><text:span text:style-name="T19"> completa lo faltante y presiona “</text:span><text:span text:style-name="T29">Registrarse</text:span><text:span text:style-name="T19">”. Continua el en curso Normal, paso 4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91">3</text:p>
          </table:table-cell>
          <table:table-cell table:style-name="Tabla2.B7" table:number-columns-spanned="2" office:value-type="string">
            <text:p text:style-name="P91">Los datos ingresados coinciden con un cliente ya registrado. <text:span text:style-name="T89">El sistema avisa con un mensaje por pantalla.</text:span> Fin del Caso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38">Poscondición</text:p>
          </table:table-cell>
          <table:table-cell table:style-name="Tabla2.B2" table:number-columns-spanned="3" office:value-type="string">
            <text:p text:style-name="P38"><text:s/>-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8">Casos de Uso asociados</text:p>
          </table:table-cell>
          <table:table-cell table:style-name="Tabla2.B2" table:number-columns-spanned="3" office:value-type="string">
            <text:p text:style-name="P18"><text:s/>-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8">Observaciones</text:p>
          </table:table-cell>
          <table:table-cell table:style-name="Tabla2.B7" table:number-columns-spanned="3" office:value-type="string">
            <text:list xml:id="list1496514854" text:style-name="L1">
              <text:list-item>
                <text:p text:style-name="P139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"/>
      <text:h text:style-name="P109" text:outline-level="1">Descripción de un Caso de Uso</text:h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7"><text:span text:style-name="T2">CU-00</text:span><text:span text:style-name="T9">2</text:span></text:p>
          </table:table-cell>
          <table:table-cell table:style-name="Tabla3.B1" table:number-columns-spanned="2" office:value-type="string">
            <text:p text:style-name="P17"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table-cell table:style-name="Tabla3.B1" office:value-type="string">
            <text:p text:style-name="P17"><text:span text:style-name="T2">VERSIÓN </text:span><text:span text:style-name="T4">1</text:span></text:p>
          </table:table-cell>
        </table:table-row>
        <table:table-row table:style-name="Tabla3.1">
          <table:table-cell table:style-name="Tabla3.A2" office:value-type="string">
            <text:p text:style-name="P47">Prioridad</text:p>
          </table:table-cell>
          <table:table-cell table:style-name="Tabla3.B2" table:number-columns-spanned="3" office:value-type="string">
            <text:p text:style-name="P17"><text:span text:style-name="T57">Alta</text:span><text:span text:style-name="T17"> / Media / </text:span><text:span text:style-name="T2">Baja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7">Complejidad</text:p>
          </table:table-cell>
          <table:table-cell table:style-name="Tabla3.B2" table:number-columns-spanned="3" office:value-type="string">
            <text:p text:style-name="P17"><text:span text:style-name="T57">Simple</text:span><text:span text:style-name="T17"> / </text:span><text:span text:style-name="T2">Mediano</text:span><text:span text:style-name="T17"> / Complejo / Muy complejo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7">Actor</text:p>
          </table:table-cell>
          <table:table-cell table:style-name="Tabla3.B2" table:number-columns-spanned="3" office:value-type="string">
            <text:p text:style-name="P58">Inquilino - Propietario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7">Objetivo</text:p>
          </table:table-cell>
          <table:table-cell table:style-name="Tabla3.B2" table:number-columns-spanned="3" office:value-type="string">
            <text:p text:style-name="P58"><text:span text:style-name="T85">I</text:span>niciar una sesión en el sistema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7">Precondición</text:p>
          </table:table-cell>
          <table:table-cell table:style-name="Tabla3.B2" table:number-columns-spanned="3" office:value-type="string">
            <text:p text:style-name="P33"><text:span text:style-name="T20">El </text:span><text:span text:style-name="T46">usuario</text:span><text:span text:style-name="T20"> debe </text:span><text:span text:style-name="T50">haberse registrado en el sistema (</text:span><text:span text:style-name="T3">CU_001_</text:span><text:span text:style-name="T8">CrearUsuario</text:span><text:span text:style-name="T50">)</text:span></text:p>
          </table:table-cell>
          <table:covered-table-cell/>
          <table:covered-table-cell/>
        </table:table-row>
        <table:table-row table:style-name="Tabla3.1">
          <table:table-cell table:style-name="Tabla3.A7" table:number-rows-spanned="6" office:value-type="string">
            <text:p text:style-name="P42">Secuencia normal</text:p>
          </table:table-cell>
          <table:table-cell table:style-name="Tabla3.B7" office:value-type="string">
            <text:p text:style-name="P47">Paso</text:p>
          </table:table-cell>
          <table:table-cell table:style-name="Tabla3.B7" table:number-columns-spanned="2" office:value-type="string">
            <text:p text:style-name="P47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7">1</text:p>
          </table:table-cell>
          <table:table-cell table:style-name="Tabla3.B7" table:number-columns-spanned="2" office:value-type="string">
            <text:p text:style-name="P17"><text:span text:style-name="T20">El caso de uso comienza cuando el </text:span><text:span text:style-name="T46">usuario</text:span><text:span text:style-name="T20"> selecciona la opción “</text:span><text:span text:style-name="T32">Login</text:span><text:span text:style-name="T20">”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7">2</text:p>
          </table:table-cell>
          <table:table-cell table:style-name="Tabla3.B7" table:number-columns-spanned="2" office:value-type="string">
            <text:p text:style-name="P21"><text:span text:style-name="T20">El sistema muestra una interfaz donde se solicitan los siguientes datos: </text:span><text:span text:style-name="T30">email, contraseña</text:span><text:span text:style-name="T76">.</text:span><text:span text:style-name="T20"> </text:span><text:span text:style-name="T21">O</text:span><text:span text:style-name="T20">pción “</text:span><text:span text:style-name="T32">Login</text:span><text:span text:style-name="T20">” </text:span><text:span text:style-name="T32">y</text:span><text:span text:style-name="T20"> “</text:span><text:span text:style-name="T32">Registrarse</text:span><text:span text:style-name="T20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7">3</text:p>
          </table:table-cell>
          <table:table-cell table:style-name="Tabla3.B7" table:number-columns-spanned="2" office:value-type="string">
            <text:p text:style-name="P17"><text:span text:style-name="T20">El </text:span><text:span text:style-name="T46">usuario</text:span><text:span text:style-name="T20"> ingresa todos los datos solicitados y selecciona la opción “</text:span><text:span text:style-name="T33">Login</text:span><text:span text:style-name="T20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9">4</text:p>
          </table:table-cell>
          <table:table-cell table:style-name="Tabla3.B7" table:number-columns-spanned="2" office:value-type="string">
            <text:p text:style-name="P59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9">5</text:p>
          </table:table-cell>
          <table:table-cell table:style-name="Tabla3.B7" table:number-columns-spanned="2" office:value-type="string">
            <text:p text:style-name="P59">Se inicia dicha sesión. Fin de caso de uso.</text:p>
          </table:table-cell>
          <table:covered-table-cell/>
        </table:table-row>
        <table:table-row table:style-name="Tabla3.1">
          <table:table-cell table:style-name="Tabla3.A7" table:number-rows-spanned="3" office:value-type="string">
            <text:p text:style-name="P42">Excepciones</text:p>
          </table:table-cell>
          <table:table-cell table:style-name="Tabla3.B7" office:value-type="string">
            <text:p text:style-name="P47">Paso</text:p>
          </table:table-cell>
          <table:table-cell table:style-name="Tabla3.B7" table:number-columns-spanned="2" office:value-type="string">
            <text:p text:style-name="P47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4"/>
            <text:p text:style-name="P54">3</text:p>
            <text:p text:style-name="P54"/>
            <text:p text:style-name="P54"/>
          </table:table-cell>
          <table:table-cell table:style-name="Tabla3.B7" table:number-columns-spanned="2" office:value-type="string">
            <text:p text:style-name="P17"><text:span text:style-name="T20">El usuario no completa todos los campos y presiona “</text:span><text:span text:style-name="T33">Login</text:span><text:span text:style-name="T20">”. El sistema </text:span><text:span text:style-name="T19">informa que faltan completar datos. </text:span><text:span text:style-name="T32">El usuario completa lo faltante y pre</text:span><text:span text:style-name="T33">si</text:span><text:span text:style-name="T32">ona “</text:span><text:span text:style-name="T33">Login</text:span><text:span text:style-name="T32">”. </text:span><text:span text:style-name="T33">Continua al paso 4</text:span><text:span text:style-name="T32">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95">4</text:p>
            <text:p text:style-name="P95"/>
            <text:p text:style-name="P95"/>
          </table:table-cell>
          <table:table-cell table:style-name="Tabla3.B7" table:number-columns-spanned="2" office:value-type="string">
            <text:p text:style-name="P23"><text:span text:style-name="T61">El </text:span><text:span text:style-name="T62">sistema valida e informa con un mensaje por pantalla que dicho usuario no existe en el sistema. </text:span><text:span text:style-name="T64">El usuario selecciona la opción “Registrarse”. Se llama al caso de uso </text:span><text:span text:style-name="T3">CU_001_</text:span><text:span text:style-name="T8">CrearUsuario</text:span><text:span text:style-name="T60">.</text:span><text:span text:style-name="T8"> </text:span><text:span text:style-name="T63">Fin de caso de uso.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7">Poscondición</text:p>
          </table:table-cell>
          <table:table-cell table:style-name="Tabla3.B2" table:number-columns-spanned="3" office:value-type="string">
            <text:p text:style-name="P47"><text:s/>- 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7">Casos de Uso asociados</text:p>
          </table:table-cell>
          <table:table-cell table:style-name="Tabla3.B2" table:number-columns-spanned="3" office:value-type="string">
            <text:p text:style-name="P24"><text:span text:style-name="T58">CU_003_</text:span><text:span text:style-name="T60">BuscarAlojamiento – </text:span><text:span text:style-name="T65">Asociación de extensión</text:span></text:p>
            <text:p text:style-name="P96"><text:span text:style-name="T18">CU_005_</text:span><text:span text:style-name="T28">ConsultarReserva</text:span> – Asociación de extensión</text:p>
            <text:p text:style-name="P24"><text:span text:style-name="T18">CU_007_</text:span><text:span text:style-name="T28">ValorarAlojamiento</text:span><text:span text:style-name="T86"> – Asociación de </text:span><text:span text:style-name="T90">extensión</text:span></text:p>
            <text:p text:style-name="P97"><text:span text:style-name="T18">CU_011_</text:span><text:span text:style-name="T28">RegistrarCheckIn</text:span><text:span text:style-name="T17"> – Asociación de </text:span><text:span text:style-name="T34">extensión</text:span></text:p>
            <text:p text:style-name="P97"><text:span text:style-name="T18">CU_01</text:span><text:span text:style-name="T22">2</text:span><text:span text:style-name="T18">_</text:span><text:span text:style-name="T28">RegistrarCheckOut</text:span><text:span text:style-name="T17"> – Asociación de </text:span><text:span text:style-name="T34">extensión</text:span></text:p>
            <text:p text:style-name="P25"><text:span text:style-name="T18">CU_01</text:span><text:span text:style-name="T25">3</text:span><text:span text:style-name="T18">_</text:span><text:span text:style-name="T28">PublicarAlojamiento</text:span><text:span text:style-name="T26"> – Asociación de </text:span><text:span text:style-name="T34">extensión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7">Observaciones</text:p>
          </table:table-cell>
          <table:table-cell table:style-name="Tabla3.B7" table:number-columns-spanned="3" office:value-type="string">
            <text:list xml:id="list1823521514" text:style-name="L2">
              <text:list-item>
                <text:p text:style-name="P153"><text:span text:style-name="T27">El actor puede </text:span><text:span text:style-name="T31">cancelar</text:span><text:span text:style-name="T27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3"/>
      <text:p text:style-name="P3"/>
      <text:h text:style-name="P110" text:outline-level="1">Descripción de un Caso de Uso</text:h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8"><text:span text:style-name="T2">CU-0</text:span><text:span text:style-name="T9">03</text:span></text:p>
          </table:table-cell>
          <table:table-cell table:style-name="Tabla4.B1" table:number-columns-spanned="2" office:value-type="string">
            <text:p text:style-name="P98"><text:span text:style-name="T18">CU_003_</text:span><text:span text:style-name="T28">BuscarAlojamiento</text:span></text:p>
          </table:table-cell>
          <table:covered-table-cell/>
          <table:table-cell table:style-name="Tabla4.B1" office:value-type="string">
            <text:p text:style-name="P18"><text:span text:style-name="T2">VERSIÓN </text:span><text:span text:style-name="T4">1</text:span></text:p>
          </table:table-cell>
        </table:table-row>
        <table:table-row table:style-name="Tabla4.1">
          <table:table-cell table:style-name="Tabla4.A2" office:value-type="string">
            <text:p text:style-name="P48">Prioridad</text:p>
          </table:table-cell>
          <table:table-cell table:style-name="Tabla4.B2" table:number-columns-spanned="3" office:value-type="string">
            <text:p text:style-name="P18"><text:span text:style-name="T2">Alta</text:span><text:span text:style-name="T17"> / Media / Baja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8">Complejidad</text:p>
          </table:table-cell>
          <table:table-cell table:style-name="Tabla4.B2" table:number-columns-spanned="3" office:value-type="string">
            <text:p text:style-name="P18"><text:span text:style-name="T17">Simple / </text:span><text:span text:style-name="T57">Mediano</text:span><text:span text:style-name="T17"> / </text:span><text:span text:style-name="T2">Complejo</text:span><text:span text:style-name="T17"> / Muy complejo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8">Actor</text:p>
          </table:table-cell>
          <table:table-cell table:style-name="Tabla4.B2" table:number-columns-spanned="3" office:value-type="string">
            <text:p text:style-name="P60">Inquilino - Propietari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8">Objetivo</text:p>
          </table:table-cell>
          <table:table-cell table:style-name="Tabla4.B2" table:number-columns-spanned="3" office:value-type="string">
            <text:p text:style-name="P72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8">Precondición</text:p>
          </table:table-cell>
          <table:table-cell table:style-name="Tabla4.B2" table:number-columns-spanned="3" office:value-type="string">
            <text:p text:style-name="P26"><text:span text:style-name="T20">El </text:span><text:span text:style-name="T46">usuario</text:span><text:span text:style-name="T20"> debe </text:span><text:span text:style-name="T35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4.1">
          <table:table-cell table:style-name="Tabla4.A7" table:number-rows-spanned="8" office:value-type="string">
            <text:p text:style-name="P43">Secuencia normal</text:p>
          </table:table-cell>
          <table:table-cell table:style-name="Tabla4.B7" office:value-type="string">
            <text:p text:style-name="P48">Paso</text:p>
          </table:table-cell>
          <table:table-cell table:style-name="Tabla4.B7" table:number-columns-spanned="2" office:value-type="string">
            <text:p text:style-name="P48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8">1</text:p>
          </table:table-cell>
          <table:table-cell table:style-name="Tabla4.B7" table:number-columns-spanned="2" office:value-type="string">
            <text:p text:style-name="P18"><text:span text:style-name="T20">El caso de uso comienza cuando el </text:span><text:span text:style-name="T54">inquilino</text:span><text:span text:style-name="T36"> selecciona la opción “Buscar alojamientos”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8">2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  <table:table-cell table:style-name="Tabla4.B7" table:number-columns-spanned="2" office:value-type="string">
            <text:p text:style-name="P88">El sistema muestra una interfaz donde se solicitan los siguientes datos:</text:p>
            <text:list xml:id="list3849356876" text:style-name="L3">
              <text:list-item>
                <text:list>
                  <text:list-item>
                    <text:p text:style-name="P123">Fecha de check-in <text:span text:style-name="T91">(obligatorio)</text:span>.</text:p>
                  </text:list-item>
                  <text:list-item>
                    <text:p text:style-name="P123">Fecha de check-out <text:span text:style-name="T91">(obligatorio)</text:span>.</text:p>
                  </text:list-item>
                  <text:list-item>
                    <text:p text:style-name="P123">Ocupación máxima <text:span text:style-name="T91">(obligatorio)</text:span>.</text:p>
                  </text:list-item>
                  <text:list-item>
                    <text:p text:style-name="P125">Zona turística <text:span text:style-name="T92">(obligatorio)</text:span>.</text:p>
                  </text:list-item>
                  <text:list-item>
                    <text:p text:style-name="P127">Número de dormitorios.</text:p>
                  </text:list-item>
                  <text:list-item>
                    <text:p text:style-name="P127">Número de baños.</text:p>
                  </text:list-item>
                  <text:list-item>
                    <text:p text:style-name="P127"><text:span text:style-name="T93">Checkbox para elegir c</text:span>omodidades.</text:p>
                  </text:list-item>
                  <text:list-item>
                    <text:p text:style-name="P127"><text:span text:style-name="T93">Lista para elegir un m</text:span>edio de pago.</text:p>
                  </text:list-item>
                  <text:list-item>
                    <text:p text:style-name="P127">Valoración <text:span text:style-name="T93">a elegir entre 1 a 5 estrellas</text:span>.</text:p>
                  </text:list-item>
                  <text:list-item>
                    <text:p text:style-name="P127">Precio mínimo y máximo.</text:p>
                  </text:list-item>
                </text:list>
              </text:list-item>
            </text:list>
            <text:p text:style-name="P113"/>
            <text:p text:style-name="P114"><text:span text:style-name="T96">P</text:span><text:span text:style-name="T93">roporciona </text:span><text:span text:style-name="T96">un ordenamiento de los alojamientos por:</text:span></text:p>
            <text:list xml:id="list3642111481" text:style-name="L4">
              <text:list-item>
                <text:list>
                  <text:list-item>
                    <text:p text:style-name="P128">Menor precio.</text:p>
                  </text:list-item>
                  <text:list-item>
                    <text:p text:style-name="P128">Mayor precio.</text:p>
                  </text:list-item>
                  <text:list-item>
                    <text:p text:style-name="P128">Mejor valorado.</text:p>
                  </text:list-item>
                  <text:list-item>
                    <text:p text:style-name="P128">Peor valorado.</text:p>
                  </text:list-item>
                  <text:list-item>
                    <text:p text:style-name="P128">Más antiguo.</text:p>
                  </text:list-item>
                  <text:list-item>
                    <text:p text:style-name="P128">Más reciente.</text:p>
                  </text:list-item>
                </text:list>
              </text:list-item>
            </text:list>
            <text:p text:style-name="P115">Por defecto el ordenamiento será por mejor valorado.</text:p>
            <text:p text:style-name="P114"/>
            <text:p text:style-name="P114"><text:span text:style-name="T96">Además proporciona </text:span><text:span text:style-name="T95">las</text:span><text:span text:style-name="T93"> opci</text:span><text:span text:style-name="T95">ones</text:span><text:span text:style-name="T93"> “</text:span><text:span text:style-name="T94">Limpiar filtros” </text:span><text:span text:style-name="T95">y</text:span><text:span text:style-name="T94"> “Buscar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8">3</text:p>
          </table:table-cell>
          <table:table-cell table:style-name="Tabla4.B7" table:number-columns-spanned="2" office:value-type="string">
            <text:p text:style-name="P19"><text:span text:style-name="T20">El </text:span><text:span text:style-name="T54">inquilino</text:span><text:span text:style-name="T20"> ingresa todos los datos solicitados y selecciona la opción “</text:span><text:span text:style-name="T37">Buscar</text:span><text:span text:style-name="T20">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8">4</text:p>
          </table:table-cell>
          <table:table-cell table:style-name="Tabla4.B7" table:number-columns-spanned="2" office:value-type="string">
            <text:p text:style-name="P16"><text:span text:style-name="T19">El sistema </text:span><text:span text:style-name="T37">muestra todos los alojamientos que cumplen con los filtros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1">5</text:p>
          </table:table-cell>
          <table:table-cell table:style-name="Tabla4.B7" table:number-columns-spanned="2" office:value-type="string">
            <text:p text:style-name="P103">El inquilino selecciona un alojamiento del listado. 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1">6</text:p>
          </table:table-cell>
          <table:table-cell table:style-name="Tabla4.B7" table:number-columns-spanned="2" office:value-type="string">
            <text:p text:style-name="P103">El sistema muestra la siguiente información del alojamiento seleccionado:</text:p>
            <text:list xml:id="list3069221372" text:style-name="L5">
              <text:list-item>
                <text:list>
                  <text:list-item>
                    <text:p text:style-name="P177"><text:span text:style-name="T104">F</text:span>echa de check-in.</text:p>
                  </text:list-item>
                  <text:list-item>
                    <text:p text:style-name="P177">Fecha de check-out.</text:p>
                  </text:list-item>
                  <text:list-item>
                    <text:p text:style-name="P124"><text:soft-page-break/>Ocupación máxima.</text:p>
                  </text:list-item>
                  <text:list-item>
                    <text:p text:style-name="P126">Zona turística.</text:p>
                  </text:list-item>
                  <text:list-item>
                    <text:p text:style-name="P129">Número de dormitorios.</text:p>
                  </text:list-item>
                  <text:list-item>
                    <text:p text:style-name="P129">Número de baños.</text:p>
                  </text:list-item>
                  <text:list-item>
                    <text:p text:style-name="P130">Comodidades.</text:p>
                  </text:list-item>
                  <text:list-item>
                    <text:p text:style-name="P129"><text:span text:style-name="T104">Formas</text:span> de pago <text:span text:style-name="T104">habilitadas.</text:span></text:p>
                  </text:list-item>
                  <text:list-item>
                    <text:p text:style-name="P129">Valoración.</text:p>
                  </text:list-item>
                </text:list>
                <text:p text:style-name="P131">Ademas el sistema proporciona una opción para reservar el alojamiento.</text:p>
              </text:list-item>
            </text:list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1">7</text:p>
          </table:table-cell>
          <table:table-cell table:style-name="Tabla4.B7" table:number-columns-spanned="2" office:value-type="string">
            <text:p text:style-name="P55">Fin del Caso de Uso</text:p>
          </table:table-cell>
          <table:covered-table-cell/>
        </table:table-row>
        <table:table-row table:style-name="Tabla4.1">
          <table:table-cell table:style-name="Tabla4.A7" table:number-rows-spanned="3" office:value-type="string">
            <text:p text:style-name="P43">Excepciones</text:p>
          </table:table-cell>
          <table:table-cell table:style-name="Tabla4.B7" office:value-type="string">
            <text:p text:style-name="P48">Paso</text:p>
          </table:table-cell>
          <table:table-cell table:style-name="Tabla4.B7" table:number-columns-spanned="2" office:value-type="string">
            <text:p text:style-name="P48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93">3</text:p>
            <text:p text:style-name="P93"/>
            <text:p text:style-name="P93"/>
          </table:table-cell>
          <table:table-cell table:style-name="Tabla4.B7" table:number-columns-spanned="2" office:value-type="string">
            <text:p text:style-name="P35"><text:span text:style-name="T105">El usuario no ingresa algunos de los campos obligatorios y selecciona la opción “Buscar”. El sistema informa por pantalla la falta de dichos datos. El </text:span><text:span text:style-name="T104">Inquilino</text:span><text:span text:style-name="T105"> ingresa dichos datos y selecciona la opción “Buscar. Continúa al paso 4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63">5</text:p>
            <text:p text:style-name="P63"/>
            <text:p text:style-name="P63"/>
          </table:table-cell>
          <table:table-cell table:style-name="Tabla4.B7" table:number-columns-spanned="2" office:value-type="string">
            <text:p text:style-name="P99"><text:span text:style-name="T24">E</text:span><text:span text:style-name="T17">l sistema no encuentra alojamientos que cumplan con los filtros. Muestra un mensaje por pantalla indicando al usuario indicando que debe modificar los filtros. Vuelve al paso 3.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8">Poscondición</text:p>
          </table:table-cell>
          <table:table-cell table:style-name="Tabla4.B2" table:number-columns-spanned="3" office:value-type="string">
            <text:p text:style-name="P48"><text:s/>- 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8">Casos de Uso asociados</text:p>
          </table:table-cell>
          <table:table-cell table:style-name="Tabla4.B2" table:number-columns-spanned="3" office:value-type="string">
            <text:p text:style-name="P18"><text:span text:style-name="T18">CU_00</text:span><text:span text:style-name="T38">2</text:span><text:span text:style-name="T18">_</text:span><text:span text:style-name="T38">Login</text:span><text:span text:style-name="T18"> </text:span><text:span text:style-name="T17">– </text:span><text:span text:style-name="T57">Asociación de </text:span><text:span text:style-name="T59">extensión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8">Observaciones</text:p>
          </table:table-cell>
          <table:table-cell table:style-name="Tabla4.B7" table:number-columns-spanned="3" office:value-type="string">
            <text:list xml:id="list3431307814" text:style-name="L6">
              <text:list-item>
                <text:p text:style-name="P140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4"/>
      <text:h text:style-name="P112" text:outline-level="1">Descripción de un Caso de Uso</text:h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4"><text:span text:style-name="T2">CU-0</text:span><text:span text:style-name="T9">0</text:span><text:span text:style-name="T12">4</text:span></text:p>
          </table:table-cell>
          <table:table-cell table:style-name="Tabla8.B1" table:number-columns-spanned="2" office:value-type="string">
            <text:p text:style-name="P34"><text:span text:style-name="T3">CU_00</text:span><text:span text:style-name="T13">4</text:span><text:span text:style-name="T3">_</text:span><text:span text:style-name="T13">Reserv</text:span><text:span text:style-name="T8">arAlojamiento</text:span></text:p>
          </table:table-cell>
          <table:covered-table-cell/>
          <table:table-cell table:style-name="Tabla8.B1" office:value-type="string">
            <text:p text:style-name="P34"><text:span text:style-name="T2">VERSIÓN </text:span><text:span text:style-name="T4">1</text:span></text:p>
          </table:table-cell>
        </table:table-row>
        <table:table-row table:style-name="Tabla8.1">
          <table:table-cell table:style-name="Tabla8.A2" office:value-type="string">
            <text:p text:style-name="P50">Prioridad</text:p>
          </table:table-cell>
          <table:table-cell table:style-name="Tabla8.B2" table:number-columns-spanned="3" office:value-type="string">
            <text:p text:style-name="P34"><text:span text:style-name="T2">Alta</text:span><text:span text:style-name="T17"> / Media / Baja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0">Complejidad</text:p>
          </table:table-cell>
          <table:table-cell table:style-name="Tabla8.B2" table:number-columns-spanned="3" office:value-type="string">
            <text:p text:style-name="P34"><text:span text:style-name="T17">Simple / </text:span><text:span text:style-name="T57">Mediano</text:span><text:span text:style-name="T17"> / </text:span><text:span text:style-name="T2">Complejo</text:span><text:span text:style-name="T17"> / Muy complejo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0">Actor</text:p>
          </table:table-cell>
          <table:table-cell table:style-name="Tabla8.B2" table:number-columns-spanned="3" office:value-type="string">
            <text:p text:style-name="P61">Inquilino <text:span text:style-name="T100">(Un propietario puede reservar, pero en ese momento se convierte en Inquilino)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0">Objetivo</text:p>
          </table:table-cell>
          <table:table-cell table:style-name="Tabla8.B2" table:number-columns-spanned="3" office:value-type="string">
            <text:p text:style-name="P69">Buscar alojamientos disponibles según los filtros aplicados.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0">Precondición</text:p>
          </table:table-cell>
          <table:table-cell table:style-name="Tabla8.B2" table:number-columns-spanned="3" office:value-type="string">
            <text:p text:style-name="P34"><text:span text:style-name="T20">El </text:span><text:span text:style-name="T52">Inquilino</text:span><text:span text:style-name="T20"> debe </text:span><text:span text:style-name="T53">estar</text:span><text:span text:style-name="T35"> logueado en el sistema </text:span><text:span text:style-name="T53">(</text:span><text:span text:style-name="T3">CU_00</text:span><text:span text:style-name="T7">2</text:span><text:span text:style-name="T3">_</text:span><text:span text:style-name="T7">Login</text:span><text:span text:style-name="T12">)</text:span><text:span text:style-name="T70">, </text:span><text:span text:style-name="T71">y haber buscado el alojamiento por medio de la aplicación (</text:span><text:span text:style-name="T3">CU_003_</text:span><text:span text:style-name="T8">BuscarAlojamiento</text:span><text:span text:style-name="T71">)</text:span></text:p>
          </table:table-cell>
          <table:covered-table-cell/>
          <table:covered-table-cell/>
        </table:table-row>
        <table:table-row table:style-name="Tabla8.1">
          <table:table-cell table:style-name="Tabla8.A7" table:number-rows-spanned="5" office:value-type="string">
            <text:p text:style-name="P45">Secuencia normal</text:p>
          </table:table-cell>
          <table:table-cell table:style-name="Tabla8.B7" office:value-type="string">
            <text:p text:style-name="P50">Paso</text:p>
          </table:table-cell>
          <table:table-cell table:style-name="Tabla8.B7" table:number-columns-spanned="2" office:value-type="string">
            <text:p text:style-name="P50">Acción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50">1</text:p>
          </table:table-cell>
          <table:table-cell table:style-name="Tabla8.B7" table:number-columns-spanned="2" office:value-type="string">
            <text:p text:style-name="P34"><text:span text:style-name="T20">El caso de uso comienza cuando el </text:span><text:span text:style-name="T53">Inquilino</text:span><text:span text:style-name="T36"> selecciona la opción “</text:span><text:span text:style-name="T53">Reservar alojamiento</text:span><text:span text:style-name="T36">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3">2</text:p>
          </table:table-cell>
          <table:table-cell table:style-name="Tabla8.B7" table:number-columns-spanned="2" office:value-type="string">
            <text:p text:style-name="P34"><text:span text:style-name="T101">El </text:span><text:span text:style-name="T102">sistema muestra la siguiente información de la reserva a confirmar</text:span><text:span text:style-name="T101">:</text:span></text:p>
            <text:list xml:id="list2840503751" text:style-name="L7">
              <text:list-item>
                <text:p text:style-name="P163">Nro de reserva.</text:p>
              </text:list-item>
              <text:list-item>
                <text:p text:style-name="P154"><text:span text:style-name="T101">Fecha </text:span><text:span text:style-name="T102">check-in.</text:span></text:p>
              </text:list-item>
              <text:list-item>
                <text:p text:style-name="P154"><text:span text:style-name="T101">Fecha </text:span><text:span text:style-name="T102">check-out.</text:span></text:p>
              </text:list-item>
              <text:list-item>
                <text:p text:style-name="P163">Alojamiento:</text:p>
                <text:list>
                  <text:list-item>
                    <text:p text:style-name="P164">Nro de dormitorios.</text:p>
                  </text:list-item>
                  <text:list-item>
                    <text:p text:style-name="P164">Nro de baños</text:p>
                  </text:list-item>
                  <text:list-item>
                    <text:p text:style-name="P164">Comodidades.</text:p>
                  </text:list-item>
                  <text:list-item>
                    <text:p text:style-name="P164">Dirección</text:p>
                  </text:list-item>
                  <text:list-item>
                    <text:p text:style-name="P164">Zona Turística</text:p>
                  </text:list-item>
                </text:list>
              </text:list-item>
              <text:list-item>
                <text:p text:style-name="P164">Propietario</text:p>
                <text:list>
                  <text:list-item>
                    <text:p text:style-name="P164">Nombre</text:p>
                  </text:list-item>
                  <text:list-item>
                    <text:p text:style-name="P164">Apellido</text:p>
                  </text:list-item>
                  <text:list-item>
                    <text:p text:style-name="P164">Teléfono</text:p>
                  </text:list-item>
                  <text:list-item>
                    <text:p text:style-name="P164">E-mail</text:p>
                  </text:list-item>
                </text:list>
              </text:list-item>
              <text:list-item>
                <text:p text:style-name="P163">Cantidad Inquilinos</text:p>
              </text:list-item>
              <text:list-item>
                <text:p text:style-name="P164">Precio Total</text:p>
              </text:list-item>
            </text:list>
            <text:p text:style-name="P102">Y proporciona las opciones “Confirmar Reserva”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3">3</text:p>
          </table:table-cell>
          <table:table-cell table:style-name="Tabla8.B7" table:number-columns-spanned="2" office:value-type="string">
            <text:p text:style-name="P34">El Inquilino selección la opción “C<text:span text:style-name="T103">onfirmar Reserva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5">4</text:p>
          </table:table-cell>
          <table:table-cell table:style-name="Tabla8.B7" table:number-columns-spanned="2" office:value-type="string">
            <text:p text:style-name="P102">El sistema registra una nueva reserva con los datos anteriormente confirmados y se llama al caso de uso</text:p>
            <text:p text:style-name="P34"><text:span text:style-name="T3">CU_00</text:span><text:span text:style-name="T14">5</text:span><text:span text:style-name="T3">_</text:span><text:span text:style-name="T14">Consult</text:span><text:span text:style-name="T8">ar</text:span><text:span text:style-name="T14">Reserva.</text:span><text:span text:style-name="T72"> Fin del CU.</text:span></text:p>
          </table:table-cell>
          <table:covered-table-cell/>
        </table:table-row>
        <table:table-row table:style-name="Tabla8.1">
          <table:table-cell table:style-name="Tabla8.A7" office:value-type="string">
            <text:p text:style-name="P45">Excepciones</text:p>
          </table:table-cell>
          <table:table-cell table:style-name="Tabla8.B7" office:value-type="string">
            <text:p text:style-name="P50">Paso</text:p>
          </table:table-cell>
          <table:table-cell table:style-name="Tabla8.B7" table:number-columns-spanned="2" office:value-type="string">
            <text:p text:style-name="P50">Ac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50">Poscondición</text:p>
          </table:table-cell>
          <table:table-cell table:style-name="Tabla8.B2" table:number-columns-spanned="3" office:value-type="string">
            <text:p text:style-name="P50"><text:s/>- 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0">Casos de Uso asociados</text:p>
          </table:table-cell>
          <table:table-cell table:style-name="Tabla8.B2" table:number-columns-spanned="3" office:value-type="string">
            <text:p text:style-name="P34"><text:span text:style-name="T3">CU_003_</text:span><text:span text:style-name="T8">BuscarAlojamiento </text:span><text:span text:style-name="T17">– </text:span><text:span text:style-name="T57">Asociación de </text:span><text:span text:style-name="T59">extensión.</text:span></text:p>
            <text:p text:style-name="P34"><text:span text:style-name="T3">CU_00</text:span><text:span text:style-name="T14">5</text:span><text:span text:style-name="T3">_</text:span><text:span text:style-name="T14">Consult</text:span><text:span text:style-name="T8">ar</text:span><text:span text:style-name="T14">Reserva </text:span><text:span text:style-name="T72">- <text:s/>Asociación de inclusión.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0">Observaciones</text:p>
          </table:table-cell>
          <table:table-cell table:style-name="Tabla8.B7" table:number-columns-spanned="3" office:value-type="string">
            <text:list xml:id="list2720272521" text:style-name="L8">
              <text:list-item>
                <text:p text:style-name="P141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6"/>
      <text:h text:style-name="P111" text:outline-level="1">Descripción de un Caso de Uso</text:h>
      <text:p text:style-name="P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0"><text:span text:style-name="T2">CU-0</text:span><text:span text:style-name="T6">05</text:span></text:p>
          </table:table-cell>
          <table:table-cell table:style-name="Tabla5.B1" table:number-columns-spanned="2" office:value-type="string">
            <text:p text:style-name="P20"><text:span text:style-name="T5">CU_005_</text:span><text:span text:style-name="T10">ConsultarReserva</text:span></text:p>
          </table:table-cell>
          <table:covered-table-cell/>
          <table:table-cell table:style-name="Tabla5.B1" office:value-type="string">
            <text:p text:style-name="P20"><text:span text:style-name="T2">VERSIÓN </text:span><text:span text:style-name="T4">1</text:span></text:p>
          </table:table-cell>
        </table:table-row>
        <table:table-row table:style-name="Tabla5.1">
          <table:table-cell table:style-name="Tabla5.A2" office:value-type="string">
            <text:p text:style-name="P49">Prioridad</text:p>
          </table:table-cell>
          <table:table-cell table:style-name="Tabla5.B2" table:number-columns-spanned="3" office:value-type="string">
            <text:p text:style-name="P20"><text:span text:style-name="T2">Alta</text:span><text:span text:style-name="T17"> / Media / Baja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9">Complejidad</text:p>
          </table:table-cell>
          <table:table-cell table:style-name="Tabla5.B2" table:number-columns-spanned="3" office:value-type="string">
            <text:p text:style-name="P20"><text:span text:style-name="T17">Simple / </text:span><text:span text:style-name="T57">Mediano</text:span><text:span text:style-name="T17"> / </text:span><text:span text:style-name="T2">Complejo</text:span><text:span text:style-name="T17"> / Muy complejo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9">Actor</text:p>
          </table:table-cell>
          <table:table-cell table:style-name="Tabla5.B2" table:number-columns-spanned="3" office:value-type="string">
            <text:p text:style-name="P64">Inquilino - Propietario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9">Objetivo</text:p>
          </table:table-cell>
          <table:table-cell table:style-name="Tabla5.B2" table:number-columns-spanned="3" office:value-type="string">
            <text:p text:style-name="P77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9">Precondición</text:p>
          </table:table-cell>
          <table:table-cell table:style-name="Tabla5.B2" table:number-columns-spanned="3" office:value-type="string">
            <text:p text:style-name="P27"><text:span text:style-name="T20">El </text:span><text:span text:style-name="T46">usuario</text:span><text:span text:style-name="T20"> debe </text:span><text:span text:style-name="T35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5.1">
          <table:table-cell table:style-name="Tabla5.A7" table:number-rows-spanned="6" office:value-type="string">
            <text:p text:style-name="P44">Secuencia normal</text:p>
          </table:table-cell>
          <table:table-cell table:style-name="Tabla5.B7" office:value-type="string">
            <text:p text:style-name="P49">Paso</text:p>
          </table:table-cell>
          <table:table-cell table:style-name="Tabla5.B7" table:number-columns-spanned="2" office:value-type="string">
            <text:p text:style-name="P49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49">1</text:p>
          </table:table-cell>
          <table:table-cell table:style-name="Tabla5.B7" table:number-columns-spanned="2" office:value-type="string">
            <text:p text:style-name="P20"><text:span text:style-name="T20">El caso de uso comienza cuando el </text:span><text:span text:style-name="T39">usuario</text:span><text:span text:style-name="T20"> selecciona la opción “</text:span><text:span text:style-name="T43">Mis</text:span><text:span text:style-name="T39"> Reservas</text:span><text:span text:style-name="T20">”</text:span></text:p>
          </table:table-cell>
          <table:covered-table-cell/>
        </table:table-row>
        <table:table-row table:style-name="Tabla5.9">
          <table:covered-table-cell/>
          <table:table-cell table:style-name="Tabla5.B7" office:value-type="string">
            <text:p text:style-name="P49">2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la5.B7" table:number-columns-spanned="2" office:value-type="string">
            <text:p text:style-name="P28"><text:span text:style-name="T20">El sistema muestra una interfaz </text:span><text:span text:style-name="T41">con una tabla </text:span><text:span text:style-name="T20">donde se </text:span><text:span text:style-name="T40">listan las reservas realizadas por el usuario desde su creación ordenadas desde las más reciente hasta la más antigua.</text:span></text:p>
            <text:p text:style-name="P78"/>
            <text:p text:style-name="P100"><text:span text:style-name="T40">D</text:span><text:span text:style-name="T17">icha tabla contiene la siguiente información:</text:span></text:p>
            <table:table table:name="Tabla6" table:style-name="Tabla6">
              <table:table-column table:style-name="Tabla6.A"/>
              <table:table-column table:style-name="Tabla6.B"/>
              <table:table-column table:style-name="Tabla6.C" table:number-columns-repeated="2"/>
              <table:table-column table:style-name="Tabla6.E"/>
              <table:table-row table:style-name="TableLine94736675364352">
                <table:table-cell table:style-name="Tabla6.A1" office:value-type="string">
                  <text:p text:style-name="P119">Nombre de alojamiento</text:p>
                </table:table-cell>
                <table:table-cell table:style-name="Tabla6.A1" office:value-type="string">
                  <text:p text:style-name="P119">Fecha de Check-in</text:p>
                </table:table-cell>
                <table:table-cell table:style-name="Tabla6.A1" office:value-type="string">
                  <text:p text:style-name="P119">Fecha de Check-out</text:p>
                </table:table-cell>
                <table:table-cell table:style-name="Tabla6.A1" office:value-type="string">
                  <text:p text:style-name="P119">Zona turística</text:p>
                </table:table-cell>
                <table:table-cell table:style-name="Tabla6.A1" office:value-type="string">
                  <text:p text:style-name="P119">Estado <text:span text:style-name="T97">de reserva</text:span></text:p>
                </table:table-cell>
              </table:table-row>
            </table:table>
            <text:p text:style-name="P79"/>
            <text:p text:style-name="P80">Cada registro de la columna Nombre de alojamiento será un link referenciando a información detallada de dicha reserva.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49">3</text:p>
          </table:table-cell>
          <table:table-cell table:style-name="Tabla5.B7" table:number-columns-spanned="2" office:value-type="string">
            <text:p text:style-name="P20"><text:span text:style-name="T20">El </text:span><text:span text:style-name="T42">usuario</text:span><text:span text:style-name="T20"> </text:span><text:span text:style-name="T44">selecciona</text:span><text:span text:style-name="T43"> </text:span><text:span text:style-name="T44">una reserva en particular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49">4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la5.B7" table:number-columns-spanned="2" office:value-type="string">
            <text:p text:style-name="P29"><text:span text:style-name="T23">El sistema </text:span><text:span text:style-name="T45">muestra una interfaz </text:span><text:span text:style-name="T47">con</text:span><text:span text:style-name="T45"> la información de dicha reserva:</text:span></text:p>
            <text:list xml:id="list211213135972145" text:continue-list="list3642111481" text:style-name="L4">
              <text:list-item>
                <text:list>
                  <text:list-item>
                    <text:p text:style-name="P132"><text:span text:style-name="T79">N</text:span><text:span text:style-name="T77">úmero de reserva.</text:span></text:p>
                  </text:list-item>
                  <text:list-item>
                    <text:p text:style-name="P133"><text:span text:style-name="T78">N</text:span><text:span text:style-name="T79">ombre de alojamiento</text:span><text:span text:style-name="T81">.</text:span></text:p>
                  </text:list-item>
                  <text:list-item>
                    <text:p text:style-name="P135">Fecha de Check-in.</text:p>
                  </text:list-item>
                  <text:list-item>
                    <text:p text:style-name="P135">Fecha de Check-out.</text:p>
                  </text:list-item>
                  <text:list-item>
                    <text:p text:style-name="P135">Zona turística.</text:p>
                  </text:list-item>
                  <text:list-item>
                    <text:p text:style-name="P135">Dirección de alojamiento.</text:p>
                  </text:list-item>
                  <text:list-item>
                    <text:p text:style-name="P135">Estado <text:span text:style-name="T97">de reserva</text:span>.</text:p>
                  </text:list-item>
                  <text:list-item>
                    <text:p text:style-name="P136">Cantidad de inquilinos.</text:p>
                  </text:list-item>
                  <text:list-item>
                    <text:p text:style-name="P134"><text:span text:style-name="T80">Medio</text:span><text:span text:style-name="T84">s</text:span><text:span text:style-name="T80"> de pago </text:span><text:span text:style-name="T84">disponibles</text:span><text:span text:style-name="T80">.</text:span></text:p>
                  </text:list-item>
                  <text:list-item>
                    <text:p text:style-name="P136">Costo total.</text:p>
                  </text:list-item>
                  <text:list-item>
                    <text:p text:style-name="P137">Monto pagado.</text:p>
                  </text:list-item>
                  <text:list-item>
                    <text:p text:style-name="P136">Nombre de propietario.</text:p>
                  </text:list-item>
                </text:list>
              </text:list-item>
            </text:list>
            <text:p text:style-name="P106"/>
            <text:p text:style-name="P116">El sistema proporciona las opciones “Cancelar Reserva”, “<text:span text:style-name="T98">Editar Reserva” y</text:span> “Pagar <text:span text:style-name="T98">Reserva</text:span>”.</text:p>
            <text:p text:style-name="P117">Dichas opciones estarán deshabilitadas cuando la fecha de check-in de la reserva sea menor a la fecha actual.</text:p>
            <text:p text:style-name="P118"><text:span text:style-name="T82">L</text:span><text:span text:style-name="T77">a opción “Pagar Reserva” estará deshabilitada cuando el estado de la reserva sea “Pagada” </text:span><text:span text:style-name="T83">o “Cancelada”</text:span><text:span text:style-name="T77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49">5</text:p>
          </table:table-cell>
          <table:table-cell table:style-name="Tabla5.B7" table:number-columns-spanned="2" office:value-type="string">
            <text:p text:style-name="P56">Fin del Caso de Uso</text:p>
          </table:table-cell>
          <table:covered-table-cell/>
        </table:table-row>
        <table:table-row table:style-name="Tabla5.1">
          <table:table-cell table:style-name="Tabla5.A7" table:number-rows-spanned="5" office:value-type="string">
            <text:p text:style-name="P44">Excepciones</text:p>
          </table:table-cell>
          <table:table-cell table:style-name="Tabla5.B7" office:value-type="string">
            <text:p text:style-name="P49">Paso</text:p>
          </table:table-cell>
          <table:table-cell table:style-name="Tabla5.B7" table:number-columns-spanned="2" office:value-type="string">
            <text:p text:style-name="P49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101">2</text:p>
            <text:p text:style-name="P101"/>
          </table:table-cell>
          <table:table-cell table:style-name="Tabla5.B7" table:number-columns-spanned="2" office:value-type="string">
            <text:p text:style-name="P65">En caso que el usuario no tenga ninguna reserva en su historial, <text:span text:style-name="T99">el sistema mostrará un mensaje por pantalla indicando dicha situación. Fin de caso de uso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66">4</text:p>
            <text:p text:style-name="P66"/>
          </table:table-cell>
          <table:table-cell table:style-name="Tabla5.B7" table:number-columns-spanned="2" office:value-type="string">
            <text:p text:style-name="P30"><text:span text:style-name="T20">El usuario </text:span><text:span text:style-name="T48">selecciona la opción “Cancelar Reserva”. Llama al caso de uso </text:span><text:span text:style-name="T3">CU_006_</text:span><text:span text:style-name="T8">CancelarReserva</text:span><text:span text:style-name="T60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67">4</text:p>
          </table:table-cell>
          <table:table-cell table:style-name="Tabla5.B7" table:number-columns-spanned="2" office:value-type="string">
            <text:p text:style-name="P31"><text:span text:style-name="T20">El usuario </text:span><text:span text:style-name="T48">selecciona la opción “</text:span><text:span text:style-name="T49">Editar Reserva</text:span><text:span text:style-name="T48">”. Llama al caso de uso </text:span><text:span text:style-name="T11">xxxxxxxxxxxxxxxxxxxxxx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67">4</text:p>
          </table:table-cell>
          <table:table-cell table:style-name="Tabla5.B7" table:number-columns-spanned="2" office:value-type="string">
            <text:p text:style-name="P31"><text:span text:style-name="T20">El usuario </text:span><text:span text:style-name="T48">selecciona la opción “</text:span><text:span text:style-name="T49">Pagar</text:span><text:span text:style-name="T48"> Reserva”. Llama al caso de uso </text:span><text:span text:style-name="T3">CU_00</text:span><text:span text:style-name="T16">7</text:span><text:span text:style-name="T3">_</text:span><text:span text:style-name="T8">RealizarPago</text:span><text:span text:style-name="T60">.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9">Poscondición</text:p>
          </table:table-cell>
          <table:table-cell table:style-name="Tabla5.B2" table:number-columns-spanned="3" office:value-type="string">
            <text:p text:style-name="P49"><text:s/>- </text:p>
          </table:table-cell>
          <table:covered-table-cell/>
          <table:covered-table-cell/>
        </table:table-row>
        <table:table-row table:style-name="Tabla5.19">
          <table:table-cell table:style-name="Tabla5.A2" office:value-type="string">
            <text:p text:style-name="P49">Casos de Uso asociados</text:p>
          </table:table-cell>
          <table:table-cell table:style-name="Tabla5.B2" table:number-columns-spanned="3" office:value-type="string">
            <text:p text:style-name="P18"><text:span text:style-name="T18">CU_00</text:span><text:span text:style-name="T38">2</text:span><text:span text:style-name="T18">_</text:span><text:span text:style-name="T38">Login</text:span><text:span text:style-name="T18"> </text:span><text:span text:style-name="T17">– </text:span><text:span text:style-name="T57">Asociación de </text:span><text:span text:style-name="T59">extensión</text:span></text:p>
            <text:p text:style-name="P32"><text:span text:style-name="T3">CU_006_</text:span><text:span text:style-name="T8">CancelarReserva</text:span><text:span text:style-name="T58"> </text:span><text:span text:style-name="T59">– Asociación de extensión</text:span></text:p>
            <text:p text:style-name="P32"><text:span text:style-name="T11">xxxxxxxxxxxxxxxxxxxxxx</text:span><text:span text:style-name="T58"> </text:span><text:span text:style-name="T59">– Asociación de extensión</text:span></text:p>
            <text:p text:style-name="P32"><text:span text:style-name="T3">CU_00</text:span><text:span text:style-name="T16">7</text:span><text:span text:style-name="T3">_</text:span><text:span text:style-name="T8">RealizarPago</text:span><text:span text:style-name="T58"> </text:span><text:span text:style-name="T59">– Asociación de extensión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9">Observaciones</text:p>
          </table:table-cell>
          <table:table-cell table:style-name="Tabla5.B7" table:number-columns-spanned="3" office:value-type="string">
            <text:list xml:id="list3117839286" text:style-name="L9">
              <text:list-item>
                <text:p text:style-name="P142">El actor puede cancelar la ejecución del caso de uso en cualquier momento</text:p>
              </text:list-item>
              <text:list-item>
                <text:p text:style-name="P155"><text:span text:style-name="T51">Si el caso de uso es llamado desde </text:span><text:span text:style-name="T3">CU_004_</text:span><text:span text:style-name="T8">ReservarAlojamiento</text:span><text:span text:style-name="T60">, </text:span><text:span text:style-name="T66">este caso de uso comienza desde el paso </text:span><text:span text:style-name="T67">4 y la reserva </text:span><text:span text:style-name="T68">a mostrar será </text:span><text:span text:style-name="T69">en </text:span><text:span text:style-name="T3">CU_004_</text:span><text:span text:style-name="T8">ReservarAlojamiento</text:span><text:span text:style-name="T68">.</text:span></text:p>
              </text:list-item>
            </text:list>
          </table:table-cell>
          <table:covered-table-cell/>
          <table:covered-table-cell/>
        </table:table-row>
      </table:table>
      <text:p text:style-name="P5"/>
      <text:p text:style-name="P5"/>
      <text:p text:style-name="P5"/>
      <text:h text:style-name="P121" text:outline-level="1">Descripción de un Caso de Uso</text:h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6"><text:span text:style-name="T2">CU-0</text:span><text:span text:style-name="T9">0</text:span><text:span text:style-name="T15">7</text:span></text:p>
          </table:table-cell>
          <table:table-cell table:style-name="Tabla9.B1" table:number-columns-spanned="2" office:value-type="string">
            <text:p text:style-name="P36"><text:span text:style-name="T3">CU_00</text:span><text:span text:style-name="T15">7</text:span><text:span text:style-name="T3">_</text:span><text:span text:style-name="T15">RealizarPago</text:span></text:p>
          </table:table-cell>
          <table:covered-table-cell/>
          <table:table-cell table:style-name="Tabla9.B1" office:value-type="string">
            <text:p text:style-name="P36"><text:span text:style-name="T2">VERSIÓN </text:span><text:span text:style-name="T4">1</text:span></text:p>
          </table:table-cell>
        </table:table-row>
        <table:table-row table:style-name="Tabla9.1">
          <table:table-cell table:style-name="Tabla9.A2" office:value-type="string">
            <text:p text:style-name="P51">Prioridad</text:p>
          </table:table-cell>
          <table:table-cell table:style-name="Tabla9.B2" table:number-columns-spanned="3" office:value-type="string">
            <text:p text:style-name="P36"><text:span text:style-name="T2">Alta</text:span><text:span text:style-name="T17"> / Media / Baja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1">Complejidad</text:p>
          </table:table-cell>
          <table:table-cell table:style-name="Tabla9.B2" table:number-columns-spanned="3" office:value-type="string">
            <text:p text:style-name="P36"><text:span text:style-name="T17">Simple / </text:span><text:span text:style-name="T57">Mediano</text:span><text:span text:style-name="T17"> / </text:span><text:span text:style-name="T2">Complejo</text:span><text:span text:style-name="T17"> / Muy complejo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1">Actor</text:p>
          </table:table-cell>
          <table:table-cell table:style-name="Tabla9.B2" table:number-columns-spanned="3" office:value-type="string">
            <text:p text:style-name="P62">Inquilino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1">Objetivo</text:p>
          </table:table-cell>
          <table:table-cell table:style-name="Tabla9.B2" table:number-columns-spanned="3" office:value-type="string">
            <text:p text:style-name="P82">Realizar el pago parcial o total de un alojamiento por medio de la plataforma de pago.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1">Precondición</text:p>
          </table:table-cell>
          <table:table-cell table:style-name="Tabla9.B2" table:number-columns-spanned="3" office:value-type="string">
            <text:p text:style-name="P37"><text:span text:style-name="T20">El </text:span><text:span text:style-name="T52">Inquilino</text:span><text:span text:style-name="T20"> debe </text:span><text:span text:style-name="T53">estar</text:span><text:span text:style-name="T35"> logueado en el sistema </text:span><text:span text:style-name="T53">(</text:span><text:span text:style-name="T3">CU_00</text:span><text:span text:style-name="T7">2</text:span><text:span text:style-name="T3">_</text:span><text:span text:style-name="T7">Login</text:span><text:span text:style-name="T12">)</text:span><text:span text:style-name="T73"> </text:span><text:span text:style-name="T74">y haber consultado la reserva (</text:span><text:span text:style-name="T5">CU_005_</text:span><text:span text:style-name="T10">ConsultarReserva</text:span><text:span text:style-name="T74">)</text:span></text:p>
          </table:table-cell>
          <table:covered-table-cell/>
          <table:covered-table-cell/>
        </table:table-row>
        <table:table-row table:style-name="Tabla9.1">
          <table:table-cell table:style-name="Tabla9.A7" table:number-rows-spanned="8" office:value-type="string">
            <text:p text:style-name="P46">Secuencia normal</text:p>
          </table:table-cell>
          <table:table-cell table:style-name="Tabla9.B7" office:value-type="string">
            <text:p text:style-name="P51">Paso</text:p>
          </table:table-cell>
          <table:table-cell table:style-name="Tabla9.B7" table:number-columns-spanned="2" office:value-type="string">
            <text:p text:style-name="P51">Acción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51">1</text:p>
          </table:table-cell>
          <table:table-cell table:style-name="Tabla9.B7" table:number-columns-spanned="2" office:value-type="string">
            <text:p text:style-name="P36"><text:span text:style-name="T20">El caso de uso comienza cuando el </text:span><text:span text:style-name="T53">Inquilino</text:span><text:span text:style-name="T36"> selecciona la opción “</text:span><text:span text:style-name="T55">Pagar</text:span><text:span text:style-name="T36">”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74">2</text:p>
          </table:table-cell>
          <table:table-cell table:style-name="Tabla9.B7" table:number-columns-spanned="2" office:value-type="string">
            <text:p text:style-name="P104">El sistema solicita que seleccione una de las formas de pago:</text:p>
            <text:list xml:id="list1046915433" text:style-name="L10">
              <text:list-item>
                <text:p text:style-name="P165">Mercado Pago.</text:p>
              </text:list-item>
              <text:list-item>
                <text:p text:style-name="P165">Modo.</text:p>
              </text:list-item>
              <text:list-item>
                <text:p text:style-name="P165">Tarjeta Cedrito.</text:p>
              </text:list-item>
              <text:list-item>
                <text:p text:style-name="P165">Tarjeta Débito.</text:p>
              </text:list-item>
              <text:list-item>
                <text:p text:style-name="P166">Efectivo.</text:p>
              </text:list-item>
            </text:list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74">3</text:p>
          </table:table-cell>
          <table:table-cell table:style-name="Tabla9.B7" table:number-columns-spanned="2" office:value-type="string">
            <text:p text:style-name="P36">El Inquilino <text:span text:style-name="T107">selecciona una</text:span><text:span text:style-name="T106"> opción </text:span><text:span text:style-name="T108">que no es Efectivo</text:span><text:span text:style-name="T103">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84">4</text:p>
          </table:table-cell>
          <table:table-cell table:style-name="Tabla9.B7" table:number-columns-spanned="2" office:value-type="string">
            <text:p text:style-name="P36"><text:span text:style-name="T106">El sistema solicita que se ingrese </text:span><text:span text:style-name="T109">la información que necesita la plataforma de pago para poder llevarlo a cabo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84">5</text:p>
          </table:table-cell>
          <table:table-cell table:style-name="Tabla9.B7" table:number-columns-spanned="2" office:value-type="string">
            <text:p text:style-name="P105">El inquilino completa todos los campos solicitados y presiona la opción “<text:span text:style-name="T107">Confirmar </text:span>Pag<text:span text:style-name="T107">o</text:span>”.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84">6</text:p>
          </table:table-cell>
          <table:table-cell table:style-name="Tabla9.B7" table:number-columns-spanned="2" office:value-type="string">
            <text:p text:style-name="P105">El sistema registra y genera un pago con la siguiente información:</text:p>
            <text:list xml:id="list2095863716" text:style-name="L11">
              <text:list-item>
                <text:p text:style-name="P167">Código de Pago.</text:p>
              </text:list-item>
              <text:list-item>
                <text:p text:style-name="P167">Numero de reserva.</text:p>
              </text:list-item>
              <text:list-item>
                <text:p text:style-name="P167">Monto pagado.</text:p>
              </text:list-item>
              <text:list-item>
                <text:p text:style-name="P167">Forma de Pago.</text:p>
              </text:list-item>
              <text:list-item>
                <text:p text:style-name="P167">Fecha de Pago.</text:p>
              </text:list-item>
            </text:list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152">7</text:p>
          </table:table-cell>
          <table:table-cell table:style-name="Tabla9.B7" table:number-columns-spanned="2" office:value-type="string">
            <text:p text:style-name="P175">Fin del CU.</text:p>
          </table:table-cell>
          <table:covered-table-cell/>
        </table:table-row>
        <table:table-row table:style-name="Tabla9.1">
          <table:table-cell table:style-name="Tabla9.A7" office:value-type="string">
            <text:p text:style-name="P46">Excepciones</text:p>
          </table:table-cell>
          <table:table-cell table:style-name="Tabla9.B7" office:value-type="string">
            <text:p text:style-name="P51">Paso</text:p>
          </table:table-cell>
          <table:table-cell table:style-name="Tabla9.B7" table:number-columns-spanned="2" office:value-type="string">
            <text:p text:style-name="P51">Ac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51">Poscondición</text:p>
          </table:table-cell>
          <table:table-cell table:style-name="Tabla9.B2" table:number-columns-spanned="3" office:value-type="string">
            <text:p text:style-name="P51"><text:s/>- 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1">Casos de Uso asociados</text:p>
          </table:table-cell>
          <table:table-cell table:style-name="Tabla9.B2" table:number-columns-spanned="3" office:value-type="string">
            <text:p text:style-name="P105"><text:span text:style-name="T14">C</text:span><text:span text:style-name="T2">U_005_ConsultarReserva</text:span><text:span text:style-name="T57"> – Asociación de Extensión.</text:span></text:p>
            <text:p text:style-name="P105"><text:span text:style-name="T2">CU_00</text:span><text:span text:style-name="T16">9</text:span><text:span text:style-name="T2">_AlquilarAlojamiento</text:span><text:span text:style-name="T57"> – Asociación de Extensión.</text:span></text:p>
          </table:table-cell>
          <table:covered-table-cell/>
          <table:covered-table-cell/>
        </table:table-row>
        <table:table-row table:style-name="Tabla9.18">
          <table:table-cell table:style-name="Tabla9.A2" office:value-type="string">
            <text:p text:style-name="P51">Observaciones</text:p>
          </table:table-cell>
          <table:table-cell table:style-name="Tabla9.B7" table:number-columns-spanned="3" office:value-type="string">
            <text:list xml:id="list1534835027" text:style-name="L12">
              <text:list-item>
                <text:p text:style-name="P143">El actor puede cancelar la ejecución del caso de uso en cualquier momento</text:p>
              </text:list-item>
            </text:list>
            <text:p text:style-name="P83"/>
          </table:table-cell>
          <table:covered-table-cell/>
          <table:covered-table-cell/>
        </table:table-row>
      </table:table>
      <text:h text:style-name="P122" text:outline-level="1">Descripción de un Caso de Uso</text:h>
      <text:p text:style-name="P17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161"><text:span text:style-name="T2">CU-0</text:span><text:span text:style-name="T9">0</text:span><text:span text:style-name="T16">8</text:span></text:p>
          </table:table-cell>
          <table:table-cell table:style-name="Tabla7.B1" table:number-columns-spanned="2" office:value-type="string">
            <text:p text:style-name="P161"><text:span text:style-name="T3">CU_00</text:span><text:span text:style-name="T16">8</text:span><text:span text:style-name="T3">_</text:span><text:span text:style-name="T16">PublicarAlojamiento</text:span></text:p>
          </table:table-cell>
          <table:covered-table-cell/>
          <table:table-cell table:style-name="Tabla7.B1" office:value-type="string">
            <text:p text:style-name="P161"><text:span text:style-name="T2">VERSIÓN </text:span><text:span text:style-name="T4">1</text:span></text:p>
          </table:table-cell>
        </table:table-row>
        <table:table-row table:style-name="Tabla7.1">
          <table:table-cell table:style-name="Tabla7.A2" office:value-type="string">
            <text:p text:style-name="P146">Prioridad</text:p>
          </table:table-cell>
          <table:table-cell table:style-name="Tabla7.B2" table:number-columns-spanned="3" office:value-type="string">
            <text:p text:style-name="P161"><text:span text:style-name="T2">Alta</text:span><text:span text:style-name="T17"> / Media / Baja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46">Complejidad</text:p>
          </table:table-cell>
          <table:table-cell table:style-name="Tabla7.B2" table:number-columns-spanned="3" office:value-type="string">
            <text:p text:style-name="P161"><text:span text:style-name="T17">Simple / </text:span><text:span text:style-name="T57">Mediano</text:span><text:span text:style-name="T17"> / </text:span><text:span text:style-name="T2">Complejo</text:span><text:span text:style-name="T17"> / Muy complejo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46">Actor</text:p>
          </table:table-cell>
          <table:table-cell table:style-name="Tabla7.B2" table:number-columns-spanned="3" office:value-type="string">
            <text:p text:style-name="P151">Propietario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46">Objetivo</text:p>
          </table:table-cell>
          <table:table-cell table:style-name="Tabla7.B2" table:number-columns-spanned="3" office:value-type="string">
            <text:p text:style-name="P151">Publicar dentro de la plataforma un alojamiento.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46">Precondición</text:p>
          </table:table-cell>
          <table:table-cell table:style-name="Tabla7.B2" table:number-columns-spanned="3" office:value-type="string">
            <text:p text:style-name="P161"><text:span text:style-name="T20">El </text:span><text:span text:style-name="T56">Propietario</text:span><text:span text:style-name="T20"> debe </text:span><text:span text:style-name="T53">estar</text:span><text:span text:style-name="T35"> logueado en el sistema </text:span><text:span text:style-name="T53">(</text:span><text:span text:style-name="T3">CU_00</text:span><text:span text:style-name="T7">2</text:span><text:span text:style-name="T3">_</text:span><text:span text:style-name="T7">Login</text:span><text:span text:style-name="T71">)</text:span><text:span text:style-name="T73">.</text:span></text:p>
          </table:table-cell>
          <table:covered-table-cell/>
          <table:covered-table-cell/>
        </table:table-row>
        <table:table-row table:style-name="Tabla7.1">
          <table:table-cell table:style-name="Tabla7.A7" table:number-rows-spanned="6" office:value-type="string">
            <text:p text:style-name="P145">Secuencia normal</text:p>
          </table:table-cell>
          <table:table-cell table:style-name="Tabla7.B7" office:value-type="string">
            <text:p text:style-name="P146">Paso</text:p>
          </table:table-cell>
          <table:table-cell table:style-name="Tabla7.B7" table:number-columns-spanned="2" office:value-type="string">
            <text:p text:style-name="P146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146">1</text:p>
          </table:table-cell>
          <table:table-cell table:style-name="Tabla7.B7" table:number-columns-spanned="2" office:value-type="string">
            <text:p text:style-name="P161"><text:span text:style-name="T20">El caso de uso comienza cuando el </text:span><text:span text:style-name="T56">Propietario</text:span><text:span text:style-name="T36"> selecciona la opción “</text:span><text:span text:style-name="T56">Publicar Alojamiento</text:span><text:span text:style-name="T36">”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148">2</text:p>
          </table:table-cell>
          <table:table-cell table:style-name="Tabla7.B7" table:number-columns-spanned="2" office:value-type="string">
            <text:p text:style-name="P161"><text:span text:style-name="T106">El sistema </text:span><text:span text:style-name="T110">muestra una interfaz donde se solicita la siguiente información:</text:span></text:p>
            <text:list xml:id="list151838255" text:style-name="L15">
              <text:list-item>
                <text:p text:style-name="P173">Nro de dormitorios.</text:p>
              </text:list-item>
              <text:list-item>
                <text:p text:style-name="P173">Nro de baños.</text:p>
              </text:list-item>
              <text:list-item>
                <text:p text:style-name="P173">Ocupación máxima.</text:p>
              </text:list-item>
              <text:list-item>
                <text:p text:style-name="P173">Comodidades.</text:p>
              </text:list-item>
              <text:list-item>
                <text:p text:style-name="P173">Dirección.</text:p>
              </text:list-item>
              <text:list-item>
                <text:p text:style-name="P173">Zona turística.</text:p>
              </text:list-item>
              <text:list-item>
                <text:p text:style-name="P173">Fotos.</text:p>
              </text:list-item>
              <text:list-item>
                <text:p text:style-name="P173">Precio.</text:p>
              </text:list-item>
              <text:list-item>
                <text:p text:style-name="P173">Formas de pago habilitadas.</text:p>
              </text:list-item>
            </text:list>
            <text:p text:style-name="P162"><text:span text:style-name="T111">Ademas proporciona la opción “Publicar”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148">3</text:p>
          </table:table-cell>
          <table:table-cell table:style-name="Tabla7.B7" table:number-columns-spanned="2" office:value-type="string">
            <text:p text:style-name="P162">El <text:span text:style-name="T110">Propietario</text:span> <text:span text:style-name="T110">completa todos los datos requeridos por el sistema </text:span><text:span text:style-name="T111">y selecciona la opción “Publicar”</text:span><text:span text:style-name="T110">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149">4</text:p>
          </table:table-cell>
          <table:table-cell table:style-name="Tabla7.B7" table:number-columns-spanned="2" office:value-type="string">
            <text:p text:style-name="P161"><text:span text:style-name="T106">El sistema </text:span><text:span text:style-name="T111">registra un alojamiento con la siguiente información:</text:span></text:p>
            <text:list xml:id="list211211849851900" text:continue-numbering="true" text:style-name="L15">
              <text:list-item>
                <text:p text:style-name="P174">Nro de dormitorios.</text:p>
              </text:list-item>
              <text:list-item>
                <text:p text:style-name="P174">Nro de baños.</text:p>
              </text:list-item>
              <text:list-item>
                <text:p text:style-name="P174">Ocupación máxima.</text:p>
              </text:list-item>
              <text:list-item>
                <text:p text:style-name="P174">Comodidades.</text:p>
              </text:list-item>
              <text:list-item>
                <text:p text:style-name="P174">Dirección.</text:p>
              </text:list-item>
              <text:list-item>
                <text:p text:style-name="P174">Zona turística.</text:p>
              </text:list-item>
              <text:list-item>
                <text:p text:style-name="P174">Fotos.</text:p>
              </text:list-item>
              <text:list-item>
                <text:p text:style-name="P174">Precio.</text:p>
              </text:list-item>
              <text:list-item>
                <text:p text:style-name="P174">Formas de pago habilitadas.</text:p>
              </text:list-item>
              <text:list-item>
                <text:p text:style-name="P176">Propietario (el sistema extrae estos datos de la cuenta del usuario logueado)</text:p>
              </text:list-item>
            </text:list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152">5</text:p>
          </table:table-cell>
          <table:table-cell table:style-name="Tabla7.B7" table:number-columns-spanned="2" office:value-type="string">
            <text:p text:style-name="P175">Fin del CU</text:p>
          </table:table-cell>
          <table:covered-table-cell/>
        </table:table-row>
        <table:table-row table:style-name="Tabla7.1">
          <table:table-cell table:style-name="Tabla7.A7" office:value-type="string">
            <text:p text:style-name="P147">Excepciones</text:p>
          </table:table-cell>
          <table:table-cell table:style-name="Tabla7.B7" office:value-type="string">
            <text:p text:style-name="P146">Paso</text:p>
          </table:table-cell>
          <table:table-cell table:style-name="Tabla7.B7" table:number-columns-spanned="2" office:value-type="string">
            <text:p text:style-name="P146">Acción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46">Poscondición</text:p>
          </table:table-cell>
          <table:table-cell table:style-name="Tabla7.B2" table:number-columns-spanned="3" office:value-type="string">
            <text:p text:style-name="P146"><text:s/>- 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46">Casos de Uso asociados</text:p>
          </table:table-cell>
          <table:table-cell table:style-name="Tabla7.B2" table:number-columns-spanned="3" office:value-type="string">
            <text:p text:style-name="P169"><text:span text:style-name="T57"><text:s/>-</text:span></text:p>
          </table:table-cell>
          <table:covered-table-cell/>
          <table:covered-table-cell/>
        </table:table-row>
        <table:table-row table:style-name="Tabla7.16">
          <table:table-cell table:style-name="Tabla7.A2" office:value-type="string">
            <text:p text:style-name="P146">Observaciones</text:p>
          </table:table-cell>
          <table:table-cell table:style-name="Tabla7.B7" table:number-columns-spanned="3" office:value-type="string">
            <text:list xml:id="list2111176299" text:style-name="L14">
              <text:list-item>
                <text:p text:style-name="P144">El actor puede cancelar la ejecución del caso de uso en cualquier momento</text:p>
              </text:list-item>
            </text:list>
            <text:p text:style-name="P150"/>
          </table:table-cell>
          <table:covered-table-cell/>
          <table:covered-table-cell/>
        </table:table-row>
      </table:table>
      <text:p text:style-name="P17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95L</meta:initial-creator>
    <meta:editing-cycles>154</meta:editing-cycles>
    <meta:print-date>2021-08-19T19:20:00</meta:print-date>
    <meta:creation-date>2021-08-12T21:58:00</meta:creation-date>
    <dc:date>2021-10-27T21:12:11.010073747</dc:date>
    <meta:editing-duration>PT8H29M30S</meta:editing-duration>
    <meta:generator>LibreOffice/6.4.7.2$Linux_X86_64 LibreOffice_project/40$Build-2</meta:generator>
    <meta:document-statistic meta:table-count="9" meta:image-count="0" meta:object-count="0" meta:page-count="11" meta:paragraph-count="427" meta:word-count="1954" meta:character-count="12290" meta:non-whitespace-character-count="10820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